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solid" draw:fill-color="#c0e474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65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5">
      <style:graphic-properties draw:fill="none" draw:stroke="solid" svg:stroke-width="0.01042in" svg:stroke-color="#262626" svg:stroke-opacity="100%" svg:stroke-linecap="round" draw:decorative="true"/>
    </style:style>
    <style:style style:family="paragraph" style:name="a1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draw:fill="none" draw:stroke="solid" svg:stroke-width="0.01042in" svg:stroke-color="#262626" svg:stroke-opacity="100%" svg:stroke-linecap="round" draw:decorative="true"/>
    </style:style>
    <style:style style:family="graphic" style:name="a1665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9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668">
      <style:graphic-properties fo:wrap-option="wrap" fo:padding-top="0.05in" fo:padding-bottom="0.05in" fo:padding-left="0.1in" fo:padding-right="0.1in" draw:textarea-vertical-align="top" draw:textarea-horizontal-align="left" draw:fill="solid" draw:fill-color="#c0e474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274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draw:decorative="true" style:protect="position size"/>
    </style:style>
    <style:style style:family="graphic" style:name="a1501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504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279">
      <style:graphic-properties draw:fill="none" draw:stroke="solid" svg:stroke-width="0.01042in" svg:stroke-color="#6c911d" svg:stroke-opacity="100%" svg:stroke-linecap="round" draw:decorative="true" style:protect="position siz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05in" fo:padding-bottom="0.05in" fo:padding-left="0.1in" fo:padding-right="0.1in" draw:textarea-vertical-align="middle" draw:textarea-horizontal-align="center" draw:fill="solid" draw:fill-color="#54a02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1473">
      <style:graphic-properties draw:fill="none" draw:stroke="solid" svg:stroke-width="0.01389in" svg:stroke-color="#000000" svg:stroke-opacity="100%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3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709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671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65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674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draw:fill="none" draw:stroke="solid" svg:stroke-width="0.01042in" svg:stroke-color="#ffffff" svg:stroke-opacity="80%" svg:stroke-linecap="round" draw:decorative="true" style:protect="position size"/>
    </style:style>
    <style:style style:family="graphic" style:name="a1677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318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8">
      <style:graphic-properties draw:fill="none" draw:stroke="solid" svg:stroke-width="0.01389in" svg:stroke-color="#000000" svg:stroke-opacity="100%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6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514">
      <style:graphic-properties draw:fill="none" draw:stroke="solid" svg:stroke-width="0.01042in" svg:stroke-color="#262626" svg:stroke-opacity="100%" svg:stroke-linecap="round" draw:decorative="true"/>
    </style:style>
    <style:style style:family="graphic" style:name="a1515">
      <style:graphic-properties draw:fill="none" draw:stroke="solid" svg:stroke-width="0.01042in" svg:stroke-color="#262626" svg:stroke-opacity="100%" svg:stroke-linecap="round" draw:decorative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3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84">
      <style:graphic-properties draw:decorative="true" style:protect="position siz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712">
      <style:graphic-properties fo:wrap-option="wrap" fo:padding-top="0.05in" fo:padding-bottom="0.05in" fo:padding-left="0.1in" fo:padding-right="0.1in" draw:textarea-vertical-align="middle" draw:textarea-horizontal-align="center" draw:fill="solid" draw:fill-color="#54a02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488">
      <style:graphic-properties draw:fill="none" draw:stroke="solid" svg:stroke-width="0.01042in" svg:stroke-color="#6c911d" svg:stroke-opacity="100%" svg:stroke-linecap="round" draw:decorative="true" style:protect="position siz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9">
      <style:graphic-properties draw:fill="none" draw:stroke="solid" svg:stroke-width="0.01042in" svg:stroke-color="#ffffff" svg:stroke-opacity="80%" svg:stroke-linecap="round" draw:decorative="true" style:protect="position size"/>
    </style:style>
    <style:style style:family="paragraph" style:name="a1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solid" draw:fill-color="#c0e474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7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9">
      <style:graphic-properties draw:fill="none" draw:stroke="solid" svg:stroke-width="0.01042in" svg:stroke-color="#262626" svg:stroke-opacity="100%" svg:stroke-linecap="round" draw:decorative="tru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4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65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8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689">
      <style:graphic-properties draw:decorative="true" style:protect="position siz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.05in" fo:padding-bottom="0.05in" fo:padding-left="0.1in" fo:padding-right="0.1in" draw:textarea-vertical-align="middle" draw:textarea-horizontal-align="center" draw:fill="solid" draw:fill-color="#54a02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4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720">
      <style:graphic-properties draw:fill="none" draw:stroke="solid" svg:stroke-width="0.01042in" svg:stroke-color="#262626" svg:stroke-opacity="100%" svg:stroke-linecap="round" draw:decorative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723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330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draw:fill="none" draw:stroke="solid" svg:stroke-width="0.01389in" svg:stroke-color="#000000" svg:stroke-opacity="100%"/>
    </style:style>
    <style:style style:family="paragraph" style:name="a1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9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6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2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3">
      <style:graphic-properties draw:fill="none" draw:stroke="solid" svg:stroke-width="0.01042in" svg:stroke-color="#6c911d" svg:stroke-opacity="100%" svg:stroke-linecap="round" draw:decorative="true" style:protect="position siz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4">
      <style:graphic-properties draw:fill="none" draw:stroke="solid" svg:stroke-width="0.01042in" svg:stroke-color="#ffffff" svg:stroke-opacity="80%" svg:stroke-linecap="round" draw:decorative="true" style:protect="position siz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>
      <style:graphic-properties fo:wrap-option="wrap" fo:padding-top="0.05in" fo:padding-bottom="0.05in" fo:padding-left="0.1in" fo:padding-right="0.1in" draw:textarea-vertical-align="top" draw:textarea-horizontal-align="left" draw:fill="solid" draw:fill-color="#c0e474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3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65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top" draw:textarea-horizontal-align="left" draw:fill="solid" draw:fill-color="#c0e474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8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65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6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47">
      <style:graphic-properties draw:decorative="true" style:protect="position siz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draw:fill="none" draw:stroke="solid" svg:stroke-width="0.01389in" svg:stroke-color="#000000" svg:stroke-opacity="100%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1745">
      <style:graphic-properties draw:fill="none" draw:stroke="solid" svg:stroke-width="0.01389in" svg:stroke-color="#000000" svg:stroke-opacity="100%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1">
      <style:graphic-properties draw:fill="none" draw:stroke="solid" svg:stroke-width="0.01042in" svg:stroke-color="#6c911d" svg:stroke-opacity="100%" svg:stroke-linecap="round" draw:decorative="true" style:protect="position siz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draw:fill="none" draw:stroke="solid" svg:stroke-width="0.01042in" svg:stroke-color="#ffffff" svg:stroke-opacity="80%" svg:stroke-linecap="round" draw:decorative="true" style:protect="position siz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0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51">
      <style:graphic-properties draw:decorative="true" style:protect="position siz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555">
      <style:graphic-properties draw:fill="none" draw:stroke="solid" svg:stroke-width="0.01042in" svg:stroke-color="#6c911d" svg:stroke-opacity="100%" svg:stroke-linecap="round" draw:decorative="true" style:protect="position size"/>
    </style:style>
    <style:style style:family="graphic" style:name="a1556">
      <style:graphic-properties draw:fill="none" draw:stroke="solid" svg:stroke-width="0.01042in" svg:stroke-color="#ffffff" svg:stroke-opacity="80%" svg:stroke-linecap="round" draw:decorative="true" style:protect="position siz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1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1403">
      <style:graphic-properties draw:fill="none" draw:stroke="solid" svg:stroke-width="0.01389in" svg:stroke-color="#000000" svg:stroke-opacity="100%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solid" draw:fill-color="#54a02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65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13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7">
      <style:graphic-properties draw:fill="none" draw:stroke="solid" svg:stroke-width="0.01042in" svg:stroke-color="#262626" svg:stroke-opacity="100%" svg:stroke-linecap="round" draw:decorative="true"/>
    </style:style>
    <style:style style:family="paragraph" style:name="a1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draw:fill="none" draw:stroke="solid" svg:stroke-width="0.01042in" svg:stroke-color="#262626" svg:stroke-opacity="100%" svg:stroke-linecap="round" draw:decorative="true"/>
    </style:style>
    <style:style style:family="graphic" style:name="a1603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1607">
      <style:graphic-properties draw:fill="none" draw:stroke="solid" svg:stroke-width="0.01389in" svg:stroke-color="#000000" svg:stroke-opacity="100%"/>
    </style:style>
    <style:style style:family="paragraph" style:name="a1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middle" draw:textarea-horizontal-align="center" draw:fill="solid" draw:fill-color="#54a02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0833in" style:font-size-asian="0.70833in" style:font-size-complex="0.7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6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17">
      <style:graphic-properties draw:decorative="true" style:protect="position siz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draw:fill="none" draw:stroke="solid" svg:stroke-width="0.01042in" svg:stroke-color="#262626" svg:stroke-opacity="100%" svg:stroke-linecap="round" draw:decorative="true"/>
    </style:style>
    <style:style style:family="graphic" style:name="a1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2">
      <style:graphic-properties draw:fill="none" draw:stroke="solid" svg:stroke-width="0.01042in" svg:stroke-color="#262626" svg:stroke-opacity="100%" svg:stroke-linecap="round" draw:decorative="true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421">
      <style:graphic-properties draw:fill="none" draw:stroke="solid" svg:stroke-width="0.01042in" svg:stroke-color="#6c911d" svg:stroke-opacity="100%" svg:stroke-linecap="round" draw:decorative="true" style:protect="position size"/>
    </style:style>
    <style:style style:family="graphic" style:name="a1422">
      <style:graphic-properties draw:fill="none" draw:stroke="solid" svg:stroke-width="0.01042in" svg:stroke-color="#ffffff" svg:stroke-opacity="80%" svg:stroke-linecap="round" draw:decorative="true" style:protect="position siz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solid" draw:fill-color="#c0e474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6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65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1621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2">
      <style:graphic-properties draw:decorative="true" style:protect="position siz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9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6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626">
      <style:graphic-properties draw:fill="none" draw:stroke="solid" svg:stroke-width="0.01042in" svg:stroke-color="#6c911d" svg:stroke-opacity="100%" svg:stroke-linecap="round" draw:decorative="true" style:protect="position size"/>
    </style:style>
    <style:style style:family="graphic" style:name="a1627">
      <style:graphic-properties draw:fill="none" draw:stroke="solid" svg:stroke-width="0.01042in" svg:stroke-color="#ffffff" svg:stroke-opacity="80%" svg:stroke-linecap="round" draw:decorative="true" style:protect="position size"/>
    </style:style>
    <style:style style:family="paragraph" style:name="a1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.05in" fo:padding-bottom="0.05in" fo:padding-left="0.1in" fo:padding-right="0.1in" draw:textarea-vertical-align="top" draw:textarea-horizontal-align="left" draw:fill="solid" draw:fill-color="#c0e474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1">
      <style:drawing-page-properties draw:fill="solid" draw:fill-color="#2c3c4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9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2c3c43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245">
      <style:graphic-properties draw:fill="none" draw:stroke="solid" svg:stroke-width="0.01042in" svg:stroke-color="#6c911d" svg:stroke-opacity="100%" svg:stroke-linecap="round" draw:decorative="true" style:protect="position size"/>
    </style:style>
    <style:style style:family="graphic" style:name="a1246">
      <style:graphic-properties draw:fill="none" draw:stroke="solid" svg:stroke-width="0.01042in" svg:stroke-color="#ffffff" svg:stroke-opacity="80%" svg:stroke-linecap="round" draw:decorative="true" style:protect="position siz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solid" draw:fill-color="#54a02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447">
      <style:graphic-properties draw:fill="none" draw:stroke="solid" svg:stroke-width="0.01042in" svg:stroke-color="#262626" svg:stroke-opacity="100%" svg:stroke-linecap="round" draw:decorative="true"/>
    </style:style>
    <style:style style:family="graphic" style:name="a1448">
      <style:graphic-properties draw:fill="none" draw:stroke="solid" svg:stroke-width="0.01042in" svg:stroke-color="#262626" svg:stroke-opacity="100%" svg:stroke-linecap="round" draw:decorative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middle" draw:textarea-horizontal-align="center" draw:fill="solid" draw:fill-color="#54a02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7778in" style:font-size-asian="0.77778in" style:font-size-complex="0.7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2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solid" draw:fill-color="#54a021" draw:opacity="72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652">
      <style:graphic-properties draw:fill="none" draw:stroke="solid" svg:stroke-width="0.01042in" svg:stroke-color="#262626" svg:stroke-opacity="100%" svg:stroke-linecap="round" draw:decorative="true"/>
    </style:style>
    <style:style style:family="graphic" style:name="a1653">
      <style:graphic-properties draw:fill="none" draw:stroke="solid" svg:stroke-width="0.01042in" svg:stroke-color="#262626" svg:stroke-opacity="100%" svg:stroke-linecap="round" draw:decorative="true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6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3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9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2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2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center" draw:fill="solid" draw:fill-color="#54a02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left" draw:fill="solid" draw:fill-color="#3f7819" draw:opacity="7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1241" draw:master-page-name="Master1-Layout1-title-Title-Slide" presentation:presentation-page-layout-name="Master1-PPL1" draw:id="Slide-256">
        <draw:custom-shape svg:x="0in" svg:y="0in" svg:width="13.33333in" svg:height="7.5in" draw:id="id288" draw:style-name="a1244" draw:name="Rectangle 7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289" draw:style-name="a1245" draw:name="Straight Connector 9">
          <svg:title/>
          <svg:desc/>
        </draw:connector>
        <draw:connector draw:type="line" svg:x1="5.28295in" svg:y1="4.02604in" svg:x2="0.07346in" svg:y2="7.5in" draw:id="id290" draw:style-name="a1246" draw:name="Straight Connector 11">
          <svg:title/>
          <svg:desc/>
        </draw:connector>
        <draw:custom-shape svg:x="1.3766in" svg:y="-0.00926in" svg:width="3.28888in" svg:height="7.50926in" draw:id="id291" draw:style-name="a1249" draw:name="Rectangle 23">
          <svg:title/>
          <svg:desc/>
          <text:p text:style-name="a1248" text:class-names="" text:cond-style-name=""><text:span text:style-name="a1247" text:class-names=""/></text:p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292" draw:style-name="a1252" draw:name="Rectangle 25">
          <svg:title/>
          <svg:desc/>
          <text:p text:style-name="a1251" text:class-names="" text:cond-style-name=""><text:span text:style-name="a1250" text:class-names=""/></text:p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293" draw:style-name="a1255" draw:name="Isosceles Triangle 17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294" draw:style-name="a1258" draw:name="Rectangle 27">
          <svg:title/>
          <svg:desc/>
          <text:p text:style-name="a1257" text:class-names="" text:cond-style-name=""><text:span text:style-name="a1256" text:class-names=""/></text:p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295" draw:style-name="a1261" draw:name="Isosceles Triangle 21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296" draw:style-name="a1264" draw:name="Freeform: Shape 23">
          <svg:title/>
          <svg:desc/>
          <text:p text:style-name="a1263" text:class-names="" text:cond-style-name=""><text:span text:style-name="a1262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298" presentation:style-name="a1267" draw:name="Title 1" svg:x="4.83283in" svg:y="1.11644in" svg:width="7.61238in" svg:height="3.11644in" presentation:class="title" presentation:placeholder="false">
          <draw:text-box>
            <text:p text:style-name="a1266" text:class-names="" text:cond-style-name="" text:id="id297"><text:span text:style-name="a1265" text:class-names="">Communication presentation</text:span></text:p>
          </draw:text-box>
          <svg:title/>
          <svg:desc/>
        </draw:frame>
        <draw:frame draw:id="id300" presentation:style-name="a1270" draw:name="Subtitle 2" svg:x="4.87356in" svg:y="4.33299in" svg:width="6.78455in" svg:height="1.29714in" presentation:class="subtitle" presentation:placeholder="false">
          <draw:text-box>
            <text:p text:style-name="a1269" text:class-names="" text:cond-style-name="" text:id="id299"><text:span text:style-name="a1268" text:class-names="">By Selloane Maleme</text:span></text:p>
          </draw:text-box>
          <svg:title/>
          <svg:desc/>
        </draw:frame>
        <draw:custom-shape svg:width="0.24132in" svg:height="0.20389in" draw:id="id301" draw:style-name="a1273" draw:transform="translate(-0.12066in -0.10195in) rotate(-1.5708) translate(4.56353in 3.67969in)" draw:name="Isosceles Triangle 25">
          <svg:title/>
          <svg:desc/>
          <text:p text:style-name="a1272" text:class-names="" text:cond-style-name=""><text:span text:style-name="a127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298" anim:iterate-type="by-paragraph" anim:iterate-interval="PT0.070000S" smil:begin="0.5s" smil:fill="hold">
                  <anim:set smil:targetElement="id298" smil:attributeName="visibility" smil:to="visible" smil:begin="0.0s" smil:dur="0.001s" smil:fill="hold"/>
                  <anim:transitionFilter smil:targetElement="id298" smil:type="fade" smil:subtype="crossfade" smil:dur="0.7s"/>
                </anim:iterate>
                <anim:iterate presentation:node-type="with-previous" presentation:preset-id="10" presentation:preset-sub-type="0" presentation:preset-class="entrance" presentation:group-id="0" smil:targetElement="id299" anim:iterate-type="by-paragraph" anim:iterate-interval="PT0.070000S" smil:begin="1.0s" smil:fill="hold">
                  <anim:set smil:targetElement="id299" smil:attributeName="visibility" smil:to="visible" smil:begin="0.0s" smil:dur="0.001s" smil:fill="hold"/>
                  <anim:transitionFilter smil:targetElement="id299" smil:type="fade" smil:subtype="crossfade" smil:dur="0.7s"/>
                </anim:iterate>
              </anim:par>
            </anim:par>
          </anim:seq>
        </anim:par>
      </draw:page>
      <draw:page draw:name="Slide2" draw:style-name="a1274" draw:master-page-name="Master1-Layout6-titleOnly-Title-Only" presentation:presentation-page-layout-name="Master1-PPL6" draw:id="Slide-257">
        <draw:g draw:name="Group 6" draw:id="id302" draw:style-name="a1275">
          <svg:title/>
          <svg:desc/>
          <draw:connector draw:type="line" svg:x1="10.24826in" svg:y1="0in" svg:x2="11.5816in" svg:y2="7.5in" draw:id="id315" draw:style-name="a1305" draw:name="Straight Connector 7">
            <svg:title/>
            <svg:desc/>
          </draw:connector>
          <draw:connector draw:type="line" svg:x1="13.32986in" svg:y1="4.02604in" svg:x2="8.12037in" svg:y2="7.5in" draw:id="id316" draw:style-name="a1306" draw:name="Straight Connector 8">
            <svg:title/>
            <svg:desc/>
          </draw:connector>
          <draw:custom-shape svg:x="10.04098in" svg:y="-0.00926in" svg:width="3.28888in" svg:height="7.50926in" draw:id="id317" draw:style-name="a1309" draw:name="Rectangle 23">
            <svg:title/>
            <svg:desc/>
            <text:p text:style-name="a1308" text:class-names="" text:cond-style-name=""><text:span text:style-name="a1307" text:class-names=""/></text:p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18" draw:style-name="a1312" draw:name="Rectangle 25">
            <svg:title/>
            <svg:desc/>
            <text:p text:style-name="a1311" text:class-names="" text:cond-style-name=""><text:span text:style-name="a1310" text:class-names=""/></text:p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19" draw:style-name="a1315" draw:name="Isosceles Triangle 11">
            <svg:title/>
            <svg:desc/>
            <text:p text:style-name="a1314" text:class-names="" text:cond-style-name=""><text:span text:style-name="a131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20" draw:style-name="a1318" draw:name="Rectangle 27">
            <svg:title/>
            <svg:desc/>
            <text:p text:style-name="a1317" text:class-names="" text:cond-style-name=""><text:span text:style-name="a1316" text:class-names=""/></text:p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21" draw:style-name="a1321" draw:name="Rectangle 28">
            <svg:title/>
            <svg:desc/>
            <text:p text:style-name="a1320" text:class-names="" text:cond-style-name=""><text:span text:style-name="a1319" text:class-names=""/></text:p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22" draw:style-name="a1324" draw:name="Rectangle 29">
            <svg:title/>
            <svg:desc/>
            <text:p text:style-name="a1323" text:class-names="" text:cond-style-name=""><text:span text:style-name="a1322" text:class-names=""/></text:p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23" draw:style-name="a1327" draw:name="Isosceles Triangle 15">
            <svg:title/>
            <svg:desc/>
            <text:p text:style-name="a1326" text:class-names="" text:cond-style-name=""><text:span text:style-name="a132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24" draw:style-name="a1330" draw:transform="translate(-0.46074in -3.09829in) rotate(-3.14159) translate(0.46074in 3.09829in)" draw:name="Isosceles Triangle 16">
            <svg:title/>
            <svg:desc/>
            <text:p text:style-name="a1329" text:class-names="" text:cond-style-name=""><text:span text:style-name="a132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303" draw:style-name="a1278" draw:name="Rectangle 18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304" draw:style-name="a1279" draw:name="Straight Connector 20">
          <svg:title/>
          <svg:desc/>
        </draw:connector>
        <draw:connector draw:type="line" svg:x1="5.28295in" svg:y1="4.02604in" svg:x2="0.07346in" svg:y2="7.5in" draw:id="id305" draw:style-name="a1280" draw:name="Straight Connector 22">
          <svg:title/>
          <svg:desc/>
        </draw:connector>
        <draw:custom-shape svg:x="1.3766in" svg:y="-0.00926in" svg:width="3.28888in" svg:height="7.50926in" draw:id="id306" draw:style-name="a1283" draw:name="Rectangle 23">
          <svg:title/>
          <svg:desc/>
          <text:p text:style-name="a1282" text:class-names="" text:cond-style-name=""><text:span text:style-name="a1281" text:class-names=""/></text:p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307" draw:style-name="a1286" draw:name="Rectangle 25">
          <svg:title/>
          <svg:desc/>
          <text:p text:style-name="a1285" text:class-names="" text:cond-style-name=""><text:span text:style-name="a1284" text:class-names=""/></text:p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308" draw:style-name="a1289" draw:name="Isosceles Triangle 28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309" draw:style-name="a1292" draw:name="Rectangle 27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310" draw:style-name="a1295" draw:name="Isosceles Triangle 32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311" draw:style-name="a1298" draw:name="Freeform: Shape 34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313" presentation:style-name="a1301" draw:name="Title 1" svg:x="4.83283in" svg:y="1.11644in" svg:width="7.61238in" svg:height="3.11644in" presentation:class="title" presentation:placeholder="false">
          <draw:text-box>
            <text:p text:style-name="a1300" text:class-names="" text:cond-style-name="" text:id="id312"><text:span text:style-name="a1299" text:class-names="">About my self</text:span></text:p>
          </draw:text-box>
          <svg:title/>
          <svg:desc/>
        </draw:frame>
        <draw:custom-shape svg:width="0.24132in" svg:height="0.20389in" draw:id="id314" draw:style-name="a1304" draw:transform="translate(-0.12066in -0.10195in) rotate(-1.5708) translate(4.56353in 3.67969in)" draw:name="Isosceles Triangle 36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313" anim:iterate-type="by-letter" anim:iterate-interval="PT0.040000S" smil:begin="0.5s" smil:fill="hold">
                  <anim:set smil:targetElement="id313" smil:attributeName="visibility" smil:to="visible" smil:begin="0.0s" smil:dur="0.001s" smil:fill="hold"/>
                  <anim:transitionFilter smil:targetElement="id313" smil:type="fade" smil:subtype="crossfade" smil:dur="0.4s"/>
                </anim:iterate>
              </anim:par>
            </anim:par>
          </anim:seq>
        </anim:par>
        <presentation:notes draw:style-name="a1345">
          <draw:page-thumbnail draw:page-number="2" svg:x="0.75in" svg:y="1.25in" svg:width="6in" svg:height="3.375in" presentation:class="page" draw:id="id325" presentation:style-name="a1331" draw:name="Slide Image Placeholder 1">
            <svg:title/>
            <svg:desc/>
          </draw:page-thumbnail>
          <draw:frame draw:id="id326" presentation:style-name="a1340" draw:name="Notes Placeholder 2" svg:x="0.75in" svg:y="4.8125in" svg:width="6in" svg:height="3.9375in" presentation:class="notes" presentation:placeholder="false">
            <draw:text-box>
              <text:p text:style-name="a1339" text:class-names="" text:cond-style-name=""><text:span text:style-name="a1332" text:class-names="">My name is<text:s text:c="1"/></text:span><text:span text:style-name="a1333" text:class-names="">selloane</text:span><text:span text:style-name="a1334" text:class-names=""><text:s text:c="1"/></text:span><text:span text:style-name="a1335" text:class-names="">maleme</text:span><text:span text:style-name="a1336" text:class-names=""><text:s text:c="1"/>am 33 years old original from south<text:s text:c="1"/></text:span><text:span text:style-name="a1337" text:class-names="">africa</text:span><text:span text:style-name="a1338" text:class-names=""/></text:p>
            </draw:text-box>
            <svg:title/>
            <svg:desc/>
          </draw:frame>
          <draw:frame draw:id="id327" draw:style-name="a1344" draw:name="Slide Number Placeholder 3" svg:x="4.24826in" svg:y="9.49826in" svg:width="3.25in" svg:height="0.50174in">
            <draw:text-box>
              <text:p text:style-name="a1343" text:class-names="" text:cond-style-name=""><text:span text:style-name="a1341" text:class-names=""><text:page-number style:num-format="1" text:fixed="false"/></text:span><text:span text:style-name="a1342" text:class-names=""/></text:p>
            </draw:text-box>
            <svg:title/>
            <svg:desc/>
          </draw:frame>
        </presentation:notes>
      </draw:page>
      <draw:page draw:name="Slide3" draw:style-name="a1346" draw:master-page-name="Master1-Layout6-titleOnly-Title-Only" presentation:presentation-page-layout-name="Master1-PPL6" draw:id="Slide-258">
        <draw:g draw:name="Group 6" draw:id="id328" draw:style-name="a1347">
          <svg:title/>
          <svg:desc/>
          <draw:connector draw:type="line" svg:x1="10.24826in" svg:y1="0in" svg:x2="11.5816in" svg:y2="7.5in" draw:id="id341" draw:style-name="a1377" draw:name="Straight Connector 7">
            <svg:title/>
            <svg:desc/>
          </draw:connector>
          <draw:connector draw:type="line" svg:x1="13.32986in" svg:y1="4.02604in" svg:x2="8.12037in" svg:y2="7.5in" draw:id="id342" draw:style-name="a1378" draw:name="Straight Connector 8">
            <svg:title/>
            <svg:desc/>
          </draw:connector>
          <draw:custom-shape svg:x="10.04098in" svg:y="-0.00926in" svg:width="3.28888in" svg:height="7.50926in" draw:id="id343" draw:style-name="a1381" draw:name="Rectangle 23">
            <svg:title/>
            <svg:desc/>
            <text:p text:style-name="a1380" text:class-names="" text:cond-style-name=""><text:span text:style-name="a1379" text:class-names=""/></text:p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44" draw:style-name="a1384" draw:name="Rectangle 25">
            <svg:title/>
            <svg:desc/>
            <text:p text:style-name="a1383" text:class-names="" text:cond-style-name=""><text:span text:style-name="a1382" text:class-names=""/></text:p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45" draw:style-name="a1387" draw:name="Isosceles Triangle 11">
            <svg:title/>
            <svg:desc/>
            <text:p text:style-name="a1386" text:class-names="" text:cond-style-name=""><text:span text:style-name="a138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46" draw:style-name="a1390" draw:name="Rectangle 27">
            <svg:title/>
            <svg:desc/>
            <text:p text:style-name="a1389" text:class-names="" text:cond-style-name=""><text:span text:style-name="a1388" text:class-names=""/></text:p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47" draw:style-name="a1393" draw:name="Rectangle 28">
            <svg:title/>
            <svg:desc/>
            <text:p text:style-name="a1392" text:class-names="" text:cond-style-name=""><text:span text:style-name="a1391" text:class-names=""/></text:p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48" draw:style-name="a1396" draw:name="Rectangle 29">
            <svg:title/>
            <svg:desc/>
            <text:p text:style-name="a1395" text:class-names="" text:cond-style-name=""><text:span text:style-name="a1394" text:class-names=""/></text:p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49" draw:style-name="a1399" draw:name="Isosceles Triangle 15">
            <svg:title/>
            <svg:desc/>
            <text:p text:style-name="a1398" text:class-names="" text:cond-style-name=""><text:span text:style-name="a139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50" draw:style-name="a1402" draw:transform="translate(-0.46074in -3.09829in) rotate(-3.14159) translate(0.46074in 3.09829in)" draw:name="Isosceles Triangle 16">
            <svg:title/>
            <svg:desc/>
            <text:p text:style-name="a1401" text:class-names="" text:cond-style-name=""><text:span text:style-name="a140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329" draw:style-name="a1350" draw:name="Rectangle 18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330" draw:style-name="a1351" draw:name="Straight Connector 20">
          <svg:title/>
          <svg:desc/>
        </draw:connector>
        <draw:connector draw:type="line" svg:x1="5.28295in" svg:y1="4.02604in" svg:x2="0.07346in" svg:y2="7.5in" draw:id="id331" draw:style-name="a1352" draw:name="Straight Connector 22">
          <svg:title/>
          <svg:desc/>
        </draw:connector>
        <draw:custom-shape svg:x="1.3766in" svg:y="-0.00926in" svg:width="3.28888in" svg:height="7.50926in" draw:id="id332" draw:style-name="a1355" draw:name="Rectangle 23">
          <svg:title/>
          <svg:desc/>
          <text:p text:style-name="a1354" text:class-names="" text:cond-style-name=""><text:span text:style-name="a1353" text:class-names=""/></text:p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333" draw:style-name="a1358" draw:name="Rectangle 25">
          <svg:title/>
          <svg:desc/>
          <text:p text:style-name="a1357" text:class-names="" text:cond-style-name=""><text:span text:style-name="a1356" text:class-names=""/></text:p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334" draw:style-name="a1361" draw:name="Isosceles Triangle 28">
          <svg:title/>
          <svg:desc/>
          <text:p text:style-name="a1360" text:class-names="" text:cond-style-name=""><text:span text:style-name="a135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335" draw:style-name="a1364" draw:name="Rectangle 27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336" draw:style-name="a1367" draw:name="Isosceles Triangle 32">
          <svg:title/>
          <svg:desc/>
          <text:p text:style-name="a1366" text:class-names="" text:cond-style-name=""><text:span text:style-name="a136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337" draw:style-name="a1370" draw:name="Freeform: Shape 34">
          <svg:title/>
          <svg:desc/>
          <text:p text:style-name="a1369" text:class-names="" text:cond-style-name=""><text:span text:style-name="a1368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339" presentation:style-name="a1373" draw:name="Title 1" svg:x="4.83283in" svg:y="1.11644in" svg:width="7.61238in" svg:height="3.11644in" presentation:class="title" presentation:placeholder="false">
          <draw:text-box>
            <text:p text:style-name="a1372" text:class-names="" text:cond-style-name="" text:id="id338"><text:span text:style-name="a1371" text:class-names="">Education background overview</text:span></text:p>
          </draw:text-box>
          <svg:title/>
          <svg:desc/>
        </draw:frame>
        <draw:custom-shape svg:width="0.24132in" svg:height="0.20389in" draw:id="id340" draw:style-name="a1376" draw:transform="translate(-0.12066in -0.10195in) rotate(-1.5708) translate(4.56353in 3.67969in)" draw:name="Isosceles Triangle 36">
          <svg:title/>
          <svg:desc/>
          <text:p text:style-name="a1375" text:class-names="" text:cond-style-name=""><text:span text:style-name="a137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339" anim:iterate-type="by-paragraph" anim:iterate-interval="PT0.070000S" smil:begin="0.5s" smil:fill="hold">
                  <anim:set smil:targetElement="id339" smil:attributeName="visibility" smil:to="visible" smil:begin="0.0s" smil:dur="0.001s" smil:fill="hold"/>
                  <anim:transitionFilter smil:targetElement="id339" smil:type="fade" smil:subtype="crossfade" smil:dur="0.7s"/>
                </anim:iterate>
              </anim:par>
            </anim:par>
          </anim:seq>
        </anim:par>
        <presentation:notes draw:style-name="a1415">
          <draw:page-thumbnail draw:page-number="3" svg:x="0.75in" svg:y="1.25in" svg:width="6in" svg:height="3.375in" presentation:class="page" draw:id="id351" presentation:style-name="a1403" draw:name="Slide Image Placeholder 1">
            <svg:title/>
            <svg:desc/>
          </draw:page-thumbnail>
          <draw:frame draw:id="id352" presentation:style-name="a1410" draw:name="Notes Placeholder 2" svg:x="0.75in" svg:y="4.8125in" svg:width="6in" svg:height="3.9375in" presentation:class="notes" presentation:placeholder="false">
            <draw:text-box>
              <text:p text:style-name="a1409" text:class-names="" text:cond-style-name=""><text:span text:style-name="a1404" text:class-names="">Am correctly a<text:s text:c="1"/></text:span><text:span text:style-name="a1405" text:class-names="">stundent</text:span><text:span text:style-name="a1406" text:class-names=""><text:s text:c="1"/>at Dundrum college further education located at Dundrum town<text:s text:c="1"/></text:span><text:span text:style-name="a1407" text:class-names="">center</text:span><text:span text:style-name="a1408" text:class-names=""/></text:p>
            </draw:text-box>
            <svg:title/>
            <svg:desc/>
          </draw:frame>
          <draw:frame draw:id="id353" draw:style-name="a1414" draw:name="Slide Number Placeholder 3" svg:x="4.24826in" svg:y="9.49826in" svg:width="3.25in" svg:height="0.50174in">
            <draw:text-box>
              <text:p text:style-name="a1413" text:class-names="" text:cond-style-name=""><text:span text:style-name="a1411" text:class-names=""><text:page-number style:num-format="1" text:fixed="false"/></text:span><text:span text:style-name="a1412" text:class-names=""/></text:p>
            </draw:text-box>
            <svg:title/>
            <svg:desc/>
          </draw:frame>
        </presentation:notes>
      </draw:page>
      <draw:page draw:name="Slide4" draw:style-name="a1416" draw:master-page-name="Master1-Layout6-titleOnly-Title-Only" presentation:presentation-page-layout-name="Master1-PPL6" draw:id="Slide-259">
        <draw:g draw:name="Group 6" draw:id="id354" draw:style-name="a1417">
          <svg:title/>
          <svg:desc/>
          <draw:connector draw:type="line" svg:x1="10.24826in" svg:y1="0in" svg:x2="11.5816in" svg:y2="7.5in" draw:id="id367" draw:style-name="a1447" draw:name="Straight Connector 7">
            <svg:title/>
            <svg:desc/>
          </draw:connector>
          <draw:connector draw:type="line" svg:x1="13.32986in" svg:y1="4.02604in" svg:x2="8.12037in" svg:y2="7.5in" draw:id="id368" draw:style-name="a1448" draw:name="Straight Connector 8">
            <svg:title/>
            <svg:desc/>
          </draw:connector>
          <draw:custom-shape svg:x="10.04098in" svg:y="-0.00926in" svg:width="3.28888in" svg:height="7.50926in" draw:id="id369" draw:style-name="a1451" draw:name="Rectangle 23">
            <svg:title/>
            <svg:desc/>
            <text:p text:style-name="a1450" text:class-names="" text:cond-style-name=""><text:span text:style-name="a1449" text:class-names=""/></text:p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70" draw:style-name="a1454" draw:name="Rectangle 25">
            <svg:title/>
            <svg:desc/>
            <text:p text:style-name="a1453" text:class-names="" text:cond-style-name=""><text:span text:style-name="a1452" text:class-names=""/></text:p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71" draw:style-name="a1457" draw:name="Isosceles Triangle 11">
            <svg:title/>
            <svg:desc/>
            <text:p text:style-name="a1456" text:class-names="" text:cond-style-name=""><text:span text:style-name="a145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72" draw:style-name="a1460" draw:name="Rectangle 27">
            <svg:title/>
            <svg:desc/>
            <text:p text:style-name="a1459" text:class-names="" text:cond-style-name=""><text:span text:style-name="a1458" text:class-names=""/></text:p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73" draw:style-name="a1463" draw:name="Rectangle 28">
            <svg:title/>
            <svg:desc/>
            <text:p text:style-name="a1462" text:class-names="" text:cond-style-name=""><text:span text:style-name="a1461" text:class-names=""/></text:p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74" draw:style-name="a1466" draw:name="Rectangle 29">
            <svg:title/>
            <svg:desc/>
            <text:p text:style-name="a1465" text:class-names="" text:cond-style-name=""><text:span text:style-name="a1464" text:class-names=""/></text:p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75" draw:style-name="a1469" draw:name="Isosceles Triangle 15">
            <svg:title/>
            <svg:desc/>
            <text:p text:style-name="a1468" text:class-names="" text:cond-style-name=""><text:span text:style-name="a146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76" draw:style-name="a1472" draw:transform="translate(-0.46074in -3.09829in) rotate(-3.14159) translate(0.46074in 3.09829in)" draw:name="Isosceles Triangle 16">
            <svg:title/>
            <svg:desc/>
            <text:p text:style-name="a1471" text:class-names="" text:cond-style-name=""><text:span text:style-name="a147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355" draw:style-name="a1420" draw:name="Rectangle 18">
          <svg:title/>
          <svg:desc/>
          <text:p text:style-name="a1419" text:class-names="" text:cond-style-name=""><text:span text:style-name="a1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356" draw:style-name="a1421" draw:name="Straight Connector 20">
          <svg:title/>
          <svg:desc/>
        </draw:connector>
        <draw:connector draw:type="line" svg:x1="5.28295in" svg:y1="4.02604in" svg:x2="0.07346in" svg:y2="7.5in" draw:id="id357" draw:style-name="a1422" draw:name="Straight Connector 22">
          <svg:title/>
          <svg:desc/>
        </draw:connector>
        <draw:custom-shape svg:x="1.3766in" svg:y="-0.00926in" svg:width="3.28888in" svg:height="7.50926in" draw:id="id358" draw:style-name="a1425" draw:name="Rectangle 23">
          <svg:title/>
          <svg:desc/>
          <text:p text:style-name="a1424" text:class-names="" text:cond-style-name=""><text:span text:style-name="a1423" text:class-names=""/></text:p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359" draw:style-name="a1428" draw:name="Rectangle 25">
          <svg:title/>
          <svg:desc/>
          <text:p text:style-name="a1427" text:class-names="" text:cond-style-name=""><text:span text:style-name="a1426" text:class-names=""/></text:p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360" draw:style-name="a1431" draw:name="Isosceles Triangle 28">
          <svg:title/>
          <svg:desc/>
          <text:p text:style-name="a1430" text:class-names="" text:cond-style-name=""><text:span text:style-name="a142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361" draw:style-name="a1434" draw:name="Rectangle 27">
          <svg:title/>
          <svg:desc/>
          <text:p text:style-name="a1433" text:class-names="" text:cond-style-name=""><text:span text:style-name="a1432" text:class-names=""/></text:p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362" draw:style-name="a1437" draw:name="Isosceles Triangle 32">
          <svg:title/>
          <svg:desc/>
          <text:p text:style-name="a1436" text:class-names="" text:cond-style-name=""><text:span text:style-name="a1435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363" draw:style-name="a1440" draw:name="Freeform: Shape 34">
          <svg:title/>
          <svg:desc/>
          <text:p text:style-name="a1439" text:class-names="" text:cond-style-name=""><text:span text:style-name="a1438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365" presentation:style-name="a1443" draw:name="Title 1" svg:x="4.83283in" svg:y="1.11644in" svg:width="7.61238in" svg:height="3.11644in" presentation:class="title" presentation:placeholder="false">
          <draw:text-box>
            <text:p text:style-name="a1442" text:class-names="" text:cond-style-name="" text:id="id364"><text:span text:style-name="a1441" text:class-names="">Employment experience overview</text:span></text:p>
          </draw:text-box>
          <svg:title/>
          <svg:desc/>
        </draw:frame>
        <draw:custom-shape svg:width="0.24132in" svg:height="0.20389in" draw:id="id366" draw:style-name="a1446" draw:transform="translate(-0.12066in -0.10195in) rotate(-1.5708) translate(4.56353in 3.67969in)" draw:name="Isosceles Triangle 36">
          <svg:title/>
          <svg:desc/>
          <text:p text:style-name="a1445" text:class-names="" text:cond-style-name=""><text:span text:style-name="a144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365" anim:iterate-type="by-letter" anim:iterate-interval="PT0.040000S" smil:begin="0.5s" smil:fill="hold">
                  <anim:set smil:targetElement="id365" smil:attributeName="visibility" smil:to="visible" smil:begin="0.0s" smil:dur="0.001s" smil:fill="hold"/>
                  <anim:transitionFilter smil:targetElement="id365" smil:type="fade" smil:subtype="crossfade" smil:dur="0.4s"/>
                </anim:iterate>
              </anim:par>
            </anim:par>
          </anim:seq>
        </anim:par>
        <presentation:notes draw:style-name="a1482">
          <draw:page-thumbnail draw:page-number="4" svg:x="0.75in" svg:y="1.25in" svg:width="6in" svg:height="3.375in" presentation:class="page" draw:id="id377" presentation:style-name="a1473" draw:name="Slide Image Placeholder 1">
            <svg:title/>
            <svg:desc/>
          </draw:page-thumbnail>
          <draw:frame draw:id="id378" presentation:style-name="a1477" draw:name="Notes Placeholder 2" svg:x="0.75in" svg:y="4.8125in" svg:width="6in" svg:height="3.9375in" presentation:class="notes" presentation:placeholder="false">
            <draw:text-box>
              <text:p text:style-name="a1476" text:class-names="" text:cond-style-name=""><text:span text:style-name="a1474" text:class-names="">I have experienced working in hospitals and care homes providing personal care monitoring vital signs and supporting patients physical and emotional needs I worked well in a team following infection protocol and ensure high standard of patient care <text:s text:c="1"/></text:span><text:span text:style-name="a1475" text:class-names=""/></text:p>
            </draw:text-box>
            <svg:title/>
            <svg:desc/>
          </draw:frame>
          <draw:frame draw:id="id379" draw:style-name="a1481" draw:name="Slide Number Placeholder 3" svg:x="4.24826in" svg:y="9.49826in" svg:width="3.25in" svg:height="0.50174in">
            <draw:text-box>
    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    </draw:text-box>
            <svg:title/>
            <svg:desc/>
          </draw:frame>
        </presentation:notes>
      </draw:page>
      <draw:page draw:name="Slide5" draw:style-name="a1483" draw:master-page-name="Master1-Layout6-titleOnly-Title-Only" presentation:presentation-page-layout-name="Master1-PPL6" draw:id="Slide-260">
        <draw:g draw:name="Group 6" draw:id="id380" draw:style-name="a1484">
          <svg:title/>
          <svg:desc/>
          <draw:connector draw:type="line" svg:x1="10.24826in" svg:y1="0in" svg:x2="11.5816in" svg:y2="7.5in" draw:id="id393" draw:style-name="a1514" draw:name="Straight Connector 7">
            <svg:title/>
            <svg:desc/>
          </draw:connector>
          <draw:connector draw:type="line" svg:x1="13.32986in" svg:y1="4.02604in" svg:x2="8.12037in" svg:y2="7.5in" draw:id="id394" draw:style-name="a1515" draw:name="Straight Connector 8">
            <svg:title/>
            <svg:desc/>
          </draw:connector>
          <draw:custom-shape svg:x="10.04098in" svg:y="-0.00926in" svg:width="3.28888in" svg:height="7.50926in" draw:id="id395" draw:style-name="a1518" draw:name="Rectangle 23">
            <svg:title/>
            <svg:desc/>
            <text:p text:style-name="a1517" text:class-names="" text:cond-style-name=""><text:span text:style-name="a1516" text:class-names=""/></text:p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96" draw:style-name="a1521" draw:name="Rectangle 25">
            <svg:title/>
            <svg:desc/>
            <text:p text:style-name="a1520" text:class-names="" text:cond-style-name=""><text:span text:style-name="a1519" text:class-names=""/></text:p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97" draw:style-name="a1524" draw:name="Isosceles Triangle 11">
            <svg:title/>
            <svg:desc/>
            <text:p text:style-name="a1523" text:class-names="" text:cond-style-name=""><text:span text:style-name="a152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98" draw:style-name="a1527" draw:name="Rectangle 27">
            <svg:title/>
            <svg:desc/>
            <text:p text:style-name="a1526" text:class-names="" text:cond-style-name=""><text:span text:style-name="a1525" text:class-names=""/></text:p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99" draw:style-name="a1530" draw:name="Rectangle 28">
            <svg:title/>
            <svg:desc/>
            <text:p text:style-name="a1529" text:class-names="" text:cond-style-name=""><text:span text:style-name="a1528" text:class-names=""/></text:p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400" draw:style-name="a1533" draw:name="Rectangle 29">
            <svg:title/>
            <svg:desc/>
            <text:p text:style-name="a1532" text:class-names="" text:cond-style-name=""><text:span text:style-name="a1531" text:class-names=""/></text:p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401" draw:style-name="a1536" draw:name="Isosceles Triangle 15">
            <svg:title/>
            <svg:desc/>
            <text:p text:style-name="a1535" text:class-names="" text:cond-style-name=""><text:span text:style-name="a153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402" draw:style-name="a1539" draw:transform="translate(-0.46074in -3.09829in) rotate(-3.14159) translate(0.46074in 3.09829in)" draw:name="Isosceles Triangle 16">
            <svg:title/>
            <svg:desc/>
            <text:p text:style-name="a1538" text:class-names="" text:cond-style-name=""><text:span text:style-name="a153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381" draw:style-name="a1487" draw:name="Rectangle 18">
          <svg:title/>
          <svg:desc/>
          <text:p text:style-name="a1486" text:class-names="" text:cond-style-name=""><text:span text:style-name="a1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382" draw:style-name="a1488" draw:name="Straight Connector 20">
          <svg:title/>
          <svg:desc/>
        </draw:connector>
        <draw:connector draw:type="line" svg:x1="5.28295in" svg:y1="4.02604in" svg:x2="0.07346in" svg:y2="7.5in" draw:id="id383" draw:style-name="a1489" draw:name="Straight Connector 22">
          <svg:title/>
          <svg:desc/>
        </draw:connector>
        <draw:custom-shape svg:x="1.3766in" svg:y="-0.00926in" svg:width="3.28888in" svg:height="7.50926in" draw:id="id384" draw:style-name="a1492" draw:name="Rectangle 23">
          <svg:title/>
          <svg:desc/>
          <text:p text:style-name="a1491" text:class-names="" text:cond-style-name=""><text:span text:style-name="a1490" text:class-names=""/></text:p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385" draw:style-name="a1495" draw:name="Rectangle 25">
          <svg:title/>
          <svg:desc/>
          <text:p text:style-name="a1494" text:class-names="" text:cond-style-name=""><text:span text:style-name="a1493" text:class-names=""/></text:p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386" draw:style-name="a1498" draw:name="Isosceles Triangle 28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387" draw:style-name="a1501" draw:name="Rectangle 27">
          <svg:title/>
          <svg:desc/>
          <text:p text:style-name="a1500" text:class-names="" text:cond-style-name=""><text:span text:style-name="a1499" text:class-names=""/></text:p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388" draw:style-name="a1504" draw:name="Isosceles Triangle 32">
          <svg:title/>
          <svg:desc/>
          <text:p text:style-name="a1503" text:class-names="" text:cond-style-name=""><text:span text:style-name="a1502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389" draw:style-name="a1507" draw:name="Freeform: Shape 34">
          <svg:title/>
          <svg:desc/>
          <text:p text:style-name="a1506" text:class-names="" text:cond-style-name=""><text:span text:style-name="a1505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391" presentation:style-name="a1510" draw:name="Title 1" svg:x="4.83283in" svg:y="1.11644in" svg:width="7.61238in" svg:height="3.11644in" presentation:class="title" presentation:placeholder="false">
          <draw:text-box>
            <text:p text:style-name="a1509" text:class-names="" text:cond-style-name="" text:id="id390"><text:span text:style-name="a1508" text:class-names="">My achievements from my previous job or school/college situation</text:span></text:p>
          </draw:text-box>
          <svg:title/>
          <svg:desc/>
        </draw:frame>
        <draw:custom-shape svg:width="0.24132in" svg:height="0.20389in" draw:id="id392" draw:style-name="a1513" draw:transform="translate(-0.12066in -0.10195in) rotate(-1.5708) translate(4.56353in 3.67969in)" draw:name="Isosceles Triangle 36">
          <svg:title/>
          <svg:desc/>
          <text:p text:style-name="a1512" text:class-names="" text:cond-style-name=""><text:span text:style-name="a151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391" anim:iterate-type="by-letter" anim:iterate-interval="PT0.040000S" smil:begin="0.5s" smil:fill="hold">
                  <anim:set smil:targetElement="id391" smil:attributeName="visibility" smil:to="visible" smil:begin="0.0s" smil:dur="0.001s" smil:fill="hold"/>
                  <anim:transitionFilter smil:targetElement="id391" smil:type="fade" smil:subtype="crossfade" smil:dur="0.4s"/>
                </anim:iterate>
              </anim:par>
            </anim:par>
          </anim:seq>
        </anim:par>
        <presentation:notes draw:style-name="a1549">
          <draw:page-thumbnail draw:page-number="5" svg:x="0.75in" svg:y="1.25in" svg:width="6in" svg:height="3.375in" presentation:class="page" draw:id="id403" presentation:style-name="a1540" draw:name="Slide Image Placeholder 1">
            <svg:title/>
            <svg:desc/>
          </draw:page-thumbnail>
          <draw:frame draw:id="id404" presentation:style-name="a1544" draw:name="Notes Placeholder 2" svg:x="0.75in" svg:y="4.8125in" svg:width="6in" svg:height="3.9375in" presentation:class="notes" presentation:placeholder="false">
            <draw:text-box>
              <text:p text:style-name="a1543" text:class-names="" text:cond-style-name=""><text:span text:style-name="a1541" text:class-names="">During my college placement I learnt a lot about clinical skills and professionalism I quickly adapted to the hearth care environment<text:s text:c="1"/></text:span><text:span text:style-name="a1542" text:class-names=""/></text:p>
            </draw:text-box>
            <svg:title/>
            <svg:desc/>
          </draw:frame>
          <draw:frame draw:id="id405" draw:style-name="a1548" draw:name="Slide Number Placeholder 3" svg:x="4.24826in" svg:y="9.49826in" svg:width="3.25in" svg:height="0.50174in">
            <draw:text-box>
              <text:p text:style-name="a1547" text:class-names="" text:cond-style-name=""><text:span text:style-name="a1545" text:class-names=""><text:page-number style:num-format="1" text:fixed="false"/></text:span><text:span text:style-name="a1546" text:class-names=""/></text:p>
            </draw:text-box>
            <svg:title/>
            <svg:desc/>
          </draw:frame>
        </presentation:notes>
      </draw:page>
      <draw:page draw:name="Slide6" draw:style-name="a1550" draw:master-page-name="Master1-Layout6-titleOnly-Title-Only" presentation:presentation-page-layout-name="Master1-PPL6" draw:id="Slide-261">
        <draw:g draw:name="Group 6" draw:id="id406" draw:style-name="a1551">
          <svg:title/>
          <svg:desc/>
          <draw:connector draw:type="line" svg:x1="10.24826in" svg:y1="0in" svg:x2="11.5816in" svg:y2="7.5in" draw:id="id419" draw:style-name="a1581" draw:name="Straight Connector 7">
            <svg:title/>
            <svg:desc/>
          </draw:connector>
          <draw:connector draw:type="line" svg:x1="13.32986in" svg:y1="4.02604in" svg:x2="8.12037in" svg:y2="7.5in" draw:id="id420" draw:style-name="a1582" draw:name="Straight Connector 8">
            <svg:title/>
            <svg:desc/>
          </draw:connector>
          <draw:custom-shape svg:x="10.04098in" svg:y="-0.00926in" svg:width="3.28888in" svg:height="7.50926in" draw:id="id421" draw:style-name="a1585" draw:name="Rectangle 23">
            <svg:title/>
            <svg:desc/>
            <text:p text:style-name="a1584" text:class-names="" text:cond-style-name=""><text:span text:style-name="a1583" text:class-names=""/></text:p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422" draw:style-name="a1588" draw:name="Rectangle 25">
            <svg:title/>
            <svg:desc/>
            <text:p text:style-name="a1587" text:class-names="" text:cond-style-name=""><text:span text:style-name="a1586" text:class-names=""/></text:p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423" draw:style-name="a1591" draw:name="Isosceles Triangle 11">
            <svg:title/>
            <svg:desc/>
            <text:p text:style-name="a1590" text:class-names="" text:cond-style-name=""><text:span text:style-name="a158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424" draw:style-name="a1594" draw:name="Rectangle 27">
            <svg:title/>
            <svg:desc/>
            <text:p text:style-name="a1593" text:class-names="" text:cond-style-name=""><text:span text:style-name="a1592" text:class-names=""/></text:p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425" draw:style-name="a1597" draw:name="Rectangle 28">
            <svg:title/>
            <svg:desc/>
            <text:p text:style-name="a1596" text:class-names="" text:cond-style-name=""><text:span text:style-name="a1595" text:class-names=""/></text:p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426" draw:style-name="a1600" draw:name="Rectangle 29">
            <svg:title/>
            <svg:desc/>
            <text:p text:style-name="a1599" text:class-names="" text:cond-style-name=""><text:span text:style-name="a1598" text:class-names=""/></text:p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427" draw:style-name="a1603" draw:name="Isosceles Triangle 15">
            <svg:title/>
            <svg:desc/>
            <text:p text:style-name="a1602" text:class-names="" text:cond-style-name=""><text:span text:style-name="a160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428" draw:style-name="a1606" draw:transform="translate(-0.46074in -3.09829in) rotate(-3.14159) translate(0.46074in 3.09829in)" draw:name="Isosceles Triangle 16">
            <svg:title/>
            <svg:desc/>
            <text:p text:style-name="a1605" text:class-names="" text:cond-style-name=""><text:span text:style-name="a160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407" draw:style-name="a1554" draw:name="Rectangle 18">
          <svg:title/>
          <svg:desc/>
          <text:p text:style-name="a1553" text:class-names="" text:cond-style-name=""><text:span text:style-name="a1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408" draw:style-name="a1555" draw:name="Straight Connector 20">
          <svg:title/>
          <svg:desc/>
        </draw:connector>
        <draw:connector draw:type="line" svg:x1="5.28295in" svg:y1="4.02604in" svg:x2="0.07346in" svg:y2="7.5in" draw:id="id409" draw:style-name="a1556" draw:name="Straight Connector 22">
          <svg:title/>
          <svg:desc/>
        </draw:connector>
        <draw:custom-shape svg:x="1.3766in" svg:y="-0.00926in" svg:width="3.28888in" svg:height="7.50926in" draw:id="id410" draw:style-name="a1559" draw:name="Rectangle 23">
          <svg:title/>
          <svg:desc/>
          <text:p text:style-name="a1558" text:class-names="" text:cond-style-name=""><text:span text:style-name="a1557" text:class-names=""/></text:p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411" draw:style-name="a1562" draw:name="Rectangle 25">
          <svg:title/>
          <svg:desc/>
          <text:p text:style-name="a1561" text:class-names="" text:cond-style-name=""><text:span text:style-name="a1560" text:class-names=""/></text:p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412" draw:style-name="a1565" draw:name="Isosceles Triangle 28">
          <svg:title/>
          <svg:desc/>
          <text:p text:style-name="a1564" text:class-names="" text:cond-style-name=""><text:span text:style-name="a156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413" draw:style-name="a1568" draw:name="Rectangle 27">
          <svg:title/>
          <svg:desc/>
          <text:p text:style-name="a1567" text:class-names="" text:cond-style-name=""><text:span text:style-name="a1566" text:class-names=""/></text:p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414" draw:style-name="a1571" draw:name="Isosceles Triangle 32">
          <svg:title/>
          <svg:desc/>
          <text:p text:style-name="a1570" text:class-names="" text:cond-style-name=""><text:span text:style-name="a156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415" draw:style-name="a1574" draw:name="Freeform: Shape 34">
          <svg:title/>
          <svg:desc/>
          <text:p text:style-name="a1573" text:class-names="" text:cond-style-name=""><text:span text:style-name="a1572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417" presentation:style-name="a1577" draw:name="Title 1" svg:x="4.83283in" svg:y="1.11644in" svg:width="7.61238in" svg:height="3.11644in" presentation:class="title" presentation:placeholder="false">
          <draw:text-box>
            <text:p text:style-name="a1576" text:class-names="" text:cond-style-name="" text:id="id416"><text:span text:style-name="a1575" text:class-names="">Qualities I have that make me suitable for this industry/position</text:span></text:p>
          </draw:text-box>
          <svg:title/>
          <svg:desc/>
        </draw:frame>
        <draw:custom-shape svg:width="0.24132in" svg:height="0.20389in" draw:id="id418" draw:style-name="a1580" draw:transform="translate(-0.12066in -0.10195in) rotate(-1.5708) translate(4.56353in 3.67969in)" draw:name="Isosceles Triangle 36">
          <svg:title/>
          <svg:desc/>
          <text:p text:style-name="a1579" text:class-names="" text:cond-style-name=""><text:span text:style-name="a157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417" anim:iterate-type="by-word" anim:iterate-interval="PT0.150000S" smil:begin="0.5s" smil:fill="hold">
                  <anim:set smil:targetElement="id417" smil:attributeName="visibility" smil:to="visible" smil:begin="0.0s" smil:dur="0.001s" smil:fill="hold"/>
                  <anim:transitionFilter smil:targetElement="id417" smil:type="fade" smil:subtype="crossfade" smil:dur="1.0s"/>
                </anim:iterate>
              </anim:par>
            </anim:par>
          </anim:seq>
        </anim:par>
        <presentation:notes draw:style-name="a1620">
          <draw:page-thumbnail draw:page-number="6" svg:x="0.75in" svg:y="1.25in" svg:width="6in" svg:height="3.375in" presentation:class="page" draw:id="id429" presentation:style-name="a1607" draw:name="Slide Image Placeholder 1">
            <svg:title/>
            <svg:desc/>
          </draw:page-thumbnail>
          <draw:frame draw:id="id430" presentation:style-name="a1615" draw:name="Notes Placeholder 2" svg:x="0.75in" svg:y="4.8125in" svg:width="6in" svg:height="3.9375in" presentation:class="notes" presentation:placeholder="false">
            <draw:text-box>
              <text:p text:style-name="a1614" text:class-names="" text:cond-style-name=""><text:span text:style-name="a1608" text:class-names="">Am compassionate reliable and a good communicator I follow procedures carefully and always put patient safety and comfort first<text:s text:c="1"/></text:span><text:span text:style-name="a1609" text:class-names="">amd</text:span><text:span text:style-name="a1610" text:class-names=""><text:s text:c="1"/>am also<text:s text:c="1"/></text:span><text:span text:style-name="a1611" text:class-names="">ffast</text:span><text:span text:style-name="a1612" text:class-names=""><text:s text:c="1"/>learn and work well as part of a team</text:span><text:span text:style-name="a1613" text:class-names=""/></text:p>
            </draw:text-box>
            <svg:title/>
            <svg:desc/>
          </draw:frame>
          <draw:frame draw:id="id431" draw:style-name="a1619" draw:name="Slide Number Placeholder 3" svg:x="4.24826in" svg:y="9.49826in" svg:width="3.25in" svg:height="0.50174in">
            <draw:text-box>
              <text:p text:style-name="a1618" text:class-names="" text:cond-style-name=""><text:span text:style-name="a1616" text:class-names=""><text:page-number style:num-format="1" text:fixed="false"/></text:span><text:span text:style-name="a1617" text:class-names=""/></text:p>
            </draw:text-box>
            <svg:title/>
            <svg:desc/>
          </draw:frame>
        </presentation:notes>
      </draw:page>
      <draw:page draw:name="Slide7" draw:style-name="a1621" draw:master-page-name="Master1-Layout6-titleOnly-Title-Only" presentation:presentation-page-layout-name="Master1-PPL6" draw:id="Slide-262">
        <draw:g draw:name="Group 6" draw:id="id432" draw:style-name="a1622">
          <svg:title/>
          <svg:desc/>
          <draw:connector draw:type="line" svg:x1="10.24826in" svg:y1="0in" svg:x2="11.5816in" svg:y2="7.5in" draw:id="id445" draw:style-name="a1652" draw:name="Straight Connector 7">
            <svg:title/>
            <svg:desc/>
          </draw:connector>
          <draw:connector draw:type="line" svg:x1="13.32986in" svg:y1="4.02604in" svg:x2="8.12037in" svg:y2="7.5in" draw:id="id446" draw:style-name="a1653" draw:name="Straight Connector 8">
            <svg:title/>
            <svg:desc/>
          </draw:connector>
          <draw:custom-shape svg:x="10.04098in" svg:y="-0.00926in" svg:width="3.28888in" svg:height="7.50926in" draw:id="id447" draw:style-name="a1656" draw:name="Rectangle 23">
            <svg:title/>
            <svg:desc/>
            <text:p text:style-name="a1655" text:class-names="" text:cond-style-name=""><text:span text:style-name="a1654" text:class-names=""/></text:p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448" draw:style-name="a1659" draw:name="Rectangle 25">
            <svg:title/>
            <svg:desc/>
            <text:p text:style-name="a1658" text:class-names="" text:cond-style-name=""><text:span text:style-name="a1657" text:class-names=""/></text:p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449" draw:style-name="a1662" draw:name="Isosceles Triangle 11">
            <svg:title/>
            <svg:desc/>
            <text:p text:style-name="a1661" text:class-names="" text:cond-style-name=""><text:span text:style-name="a166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450" draw:style-name="a1665" draw:name="Rectangle 27">
            <svg:title/>
            <svg:desc/>
            <text:p text:style-name="a1664" text:class-names="" text:cond-style-name=""><text:span text:style-name="a1663" text:class-names=""/></text:p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451" draw:style-name="a1668" draw:name="Rectangle 28">
            <svg:title/>
            <svg:desc/>
            <text:p text:style-name="a1667" text:class-names="" text:cond-style-name=""><text:span text:style-name="a1666" text:class-names=""/></text:p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452" draw:style-name="a1671" draw:name="Rectangle 29">
            <svg:title/>
            <svg:desc/>
            <text:p text:style-name="a1670" text:class-names="" text:cond-style-name=""><text:span text:style-name="a1669" text:class-names=""/></text:p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453" draw:style-name="a1674" draw:name="Isosceles Triangle 15">
            <svg:title/>
            <svg:desc/>
            <text:p text:style-name="a1673" text:class-names="" text:cond-style-name=""><text:span text:style-name="a167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454" draw:style-name="a1677" draw:transform="translate(-0.46074in -3.09829in) rotate(-3.14159) translate(0.46074in 3.09829in)" draw:name="Isosceles Triangle 16">
            <svg:title/>
            <svg:desc/>
            <text:p text:style-name="a1676" text:class-names="" text:cond-style-name=""><text:span text:style-name="a167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433" draw:style-name="a1625" draw:name="Rectangle 18">
          <svg:title/>
          <svg:desc/>
          <text:p text:style-name="a1624" text:class-names="" text:cond-style-name=""><text:span text:style-name="a16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434" draw:style-name="a1626" draw:name="Straight Connector 20">
          <svg:title/>
          <svg:desc/>
        </draw:connector>
        <draw:connector draw:type="line" svg:x1="5.28295in" svg:y1="4.02604in" svg:x2="0.07346in" svg:y2="7.5in" draw:id="id435" draw:style-name="a1627" draw:name="Straight Connector 22">
          <svg:title/>
          <svg:desc/>
        </draw:connector>
        <draw:custom-shape svg:x="1.3766in" svg:y="-0.00926in" svg:width="3.28888in" svg:height="7.50926in" draw:id="id436" draw:style-name="a1630" draw:name="Rectangle 23">
          <svg:title/>
          <svg:desc/>
          <text:p text:style-name="a1629" text:class-names="" text:cond-style-name=""><text:span text:style-name="a1628" text:class-names=""/></text:p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437" draw:style-name="a1633" draw:name="Rectangle 25">
          <svg:title/>
          <svg:desc/>
          <text:p text:style-name="a1632" text:class-names="" text:cond-style-name=""><text:span text:style-name="a1631" text:class-names=""/></text:p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438" draw:style-name="a1636" draw:name="Isosceles Triangle 28">
          <svg:title/>
          <svg:desc/>
          <text:p text:style-name="a1635" text:class-names="" text:cond-style-name=""><text:span text:style-name="a163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439" draw:style-name="a1639" draw:name="Rectangle 27">
          <svg:title/>
          <svg:desc/>
          <text:p text:style-name="a1638" text:class-names="" text:cond-style-name=""><text:span text:style-name="a1637" text:class-names=""/></text:p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440" draw:style-name="a1642" draw:name="Isosceles Triangle 32">
          <svg:title/>
          <svg:desc/>
          <text:p text:style-name="a1641" text:class-names="" text:cond-style-name=""><text:span text:style-name="a164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441" draw:style-name="a1645" draw:name="Freeform: Shape 34">
          <svg:title/>
          <svg:desc/>
          <text:p text:style-name="a1644" text:class-names="" text:cond-style-name=""><text:span text:style-name="a1643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443" presentation:style-name="a1648" draw:name="Title 1" svg:x="4.83283in" svg:y="1.11644in" svg:width="7.61238in" svg:height="3.11644in" presentation:class="title" presentation:placeholder="false">
          <draw:text-box>
            <text:p text:style-name="a1647" text:class-names="" text:cond-style-name="" text:id="id442"><text:span text:style-name="a1646" text:class-names="">What is it about this industry or position that appeals to you</text:span></text:p>
          </draw:text-box>
          <svg:title/>
          <svg:desc/>
        </draw:frame>
        <draw:custom-shape svg:width="0.24132in" svg:height="0.20389in" draw:id="id444" draw:style-name="a1651" draw:transform="translate(-0.12066in -0.10195in) rotate(-1.5708) translate(4.56353in 3.67969in)" draw:name="Isosceles Triangle 36">
          <svg:title/>
          <svg:desc/>
          <text:p text:style-name="a1650" text:class-names="" text:cond-style-name=""><text:span text:style-name="a164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443" anim:iterate-type="by-word" anim:iterate-interval="PT0.150000S" smil:begin="0.5s" smil:fill="hold">
                  <anim:set smil:targetElement="id443" smil:attributeName="visibility" smil:to="visible" smil:begin="0.0s" smil:dur="0.001s" smil:fill="hold"/>
                  <anim:transitionFilter smil:targetElement="id443" smil:type="fade" smil:subtype="crossfade" smil:dur="1.0s"/>
                </anim:iterate>
              </anim:par>
            </anim:par>
          </anim:seq>
        </anim:par>
        <presentation:notes draw:style-name="a1687">
          <draw:page-thumbnail draw:page-number="7" svg:x="0.75in" svg:y="1.25in" svg:width="6in" svg:height="3.375in" presentation:class="page" draw:id="id455" presentation:style-name="a1678" draw:name="Slide Image Placeholder 1">
            <svg:title/>
            <svg:desc/>
          </draw:page-thumbnail>
          <draw:frame draw:id="id456" presentation:style-name="a1682" draw:name="Notes Placeholder 2" svg:x="0.75in" svg:y="4.8125in" svg:width="6in" svg:height="3.9375in" presentation:class="notes" presentation:placeholder="false">
            <draw:text-box>
              <text:p text:style-name="a1681" text:class-names="" text:cond-style-name=""><text:span text:style-name="a1679" text:class-names="">I enjoy helping others and making a different in peoples life working in health care allows me to care for those in need and learn new skills</text:span><text:span text:style-name="a1680" text:class-names=""/></text:p>
            </draw:text-box>
            <svg:title/>
            <svg:desc/>
          </draw:frame>
          <draw:frame draw:id="id457" draw:style-name="a1686" draw:name="Slide Number Placeholder 3" svg:x="4.24826in" svg:y="9.49826in" svg:width="3.25in" svg:height="0.50174in">
            <draw:text-box>
              <text:p text:style-name="a1685" text:class-names="" text:cond-style-name=""><text:span text:style-name="a1683" text:class-names=""><text:page-number style:num-format="1" text:fixed="false"/></text:span><text:span text:style-name="a1684" text:class-names=""/></text:p>
            </draw:text-box>
            <svg:title/>
            <svg:desc/>
          </draw:frame>
        </presentation:notes>
      </draw:page>
      <draw:page draw:name="Slide8" draw:style-name="a1688" draw:master-page-name="Master1-Layout6-titleOnly-Title-Only" presentation:presentation-page-layout-name="Master1-PPL6" draw:id="Slide-263">
        <draw:g draw:name="Group 6" draw:id="id458" draw:style-name="a1689">
          <svg:title/>
          <svg:desc/>
          <draw:connector draw:type="line" svg:x1="10.24826in" svg:y1="0in" svg:x2="11.5816in" svg:y2="7.5in" draw:id="id471" draw:style-name="a1719" draw:name="Straight Connector 7">
            <svg:title/>
            <svg:desc/>
          </draw:connector>
          <draw:connector draw:type="line" svg:x1="13.32986in" svg:y1="4.02604in" svg:x2="8.12037in" svg:y2="7.5in" draw:id="id472" draw:style-name="a1720" draw:name="Straight Connector 8">
            <svg:title/>
            <svg:desc/>
          </draw:connector>
          <draw:custom-shape svg:x="10.04098in" svg:y="-0.00926in" svg:width="3.28888in" svg:height="7.50926in" draw:id="id473" draw:style-name="a1723" draw:name="Rectangle 23">
            <svg:title/>
            <svg:desc/>
            <text:p text:style-name="a1722" text:class-names="" text:cond-style-name=""><text:span text:style-name="a1721" text:class-names=""/></text:p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474" draw:style-name="a1726" draw:name="Rectangle 25">
            <svg:title/>
            <svg:desc/>
            <text:p text:style-name="a1725" text:class-names="" text:cond-style-name=""><text:span text:style-name="a1724" text:class-names=""/></text:p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475" draw:style-name="a1729" draw:name="Isosceles Triangle 11">
            <svg:title/>
            <svg:desc/>
            <text:p text:style-name="a1728" text:class-names="" text:cond-style-name=""><text:span text:style-name="a172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476" draw:style-name="a1732" draw:name="Rectangle 27">
            <svg:title/>
            <svg:desc/>
            <text:p text:style-name="a1731" text:class-names="" text:cond-style-name=""><text:span text:style-name="a1730" text:class-names=""/></text:p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477" draw:style-name="a1735" draw:name="Rectangle 28">
            <svg:title/>
            <svg:desc/>
            <text:p text:style-name="a1734" text:class-names="" text:cond-style-name=""><text:span text:style-name="a1733" text:class-names=""/></text:p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478" draw:style-name="a1738" draw:name="Rectangle 29">
            <svg:title/>
            <svg:desc/>
            <text:p text:style-name="a1737" text:class-names="" text:cond-style-name=""><text:span text:style-name="a1736" text:class-names=""/></text:p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479" draw:style-name="a1741" draw:name="Isosceles Triangle 15">
            <svg:title/>
            <svg:desc/>
            <text:p text:style-name="a1740" text:class-names="" text:cond-style-name=""><text:span text:style-name="a173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480" draw:style-name="a1744" draw:transform="translate(-0.46074in -3.09829in) rotate(-3.14159) translate(0.46074in 3.09829in)" draw:name="Isosceles Triangle 16">
            <svg:title/>
            <svg:desc/>
            <text:p text:style-name="a1743" text:class-names="" text:cond-style-name=""><text:span text:style-name="a174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0in" svg:y="0in" svg:width="13.33333in" svg:height="7.5in" draw:id="id459" draw:style-name="a1692" draw:name="Rectangle 18">
          <svg:title/>
          <svg:desc/>
          <text:p text:style-name="a1691" text:class-names="" text:cond-style-name=""><text:span text:style-name="a16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8388in" svg:y1="0in" svg:x2="2.91721in" svg:y2="7.5in" draw:id="id460" draw:style-name="a1693" draw:name="Straight Connector 20">
          <svg:title/>
          <svg:desc/>
        </draw:connector>
        <draw:connector draw:type="line" svg:x1="5.28295in" svg:y1="4.02604in" svg:x2="0.07346in" svg:y2="7.5in" draw:id="id461" draw:style-name="a1694" draw:name="Straight Connector 22">
          <svg:title/>
          <svg:desc/>
        </draw:connector>
        <draw:custom-shape svg:x="1.3766in" svg:y="-0.00926in" svg:width="3.28888in" svg:height="7.50926in" draw:id="id462" draw:style-name="a1697" draw:name="Rectangle 23">
          <svg:title/>
          <svg:desc/>
          <text:p text:style-name="a1696" text:class-names="" text:cond-style-name=""><text:span text:style-name="a1695" text:class-names=""/></text:p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83807in" svg:y="-0.00926in" svg:width="2.83088in" svg:height="7.50926in" draw:id="id463" draw:style-name="a1700" draw:name="Rectangle 25">
          <svg:title/>
          <svg:desc/>
          <text:p text:style-name="a1699" text:class-names="" text:cond-style-name=""><text:span text:style-name="a1698" text:class-names=""/></text:p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10413in" svg:y="3.33333in" svg:width="3.56482in" svg:height="4.16667in" draw:id="id464" draw:style-name="a1703" draw:name="Isosceles Triangle 28">
          <svg:title/>
          <svg:desc/>
          <text:p text:style-name="a1702" text:class-names="" text:cond-style-name=""><text:span text:style-name="a170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54395in" svg:y="-0.00926in" svg:width="3.12153in" svg:height="7.50926in" draw:id="id465" draw:style-name="a1706" draw:name="Rectangle 27">
          <svg:title/>
          <svg:desc/>
          <text:p text:style-name="a1705" text:class-names="" text:cond-style-name=""><text:span text:style-name="a1704" text:class-names=""/></text:p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2.67821in" svg:y="3.92593in" svg:width="1.98727in" svg:height="3.57407in" draw:id="id466" draw:style-name="a1709" draw:name="Isosceles Triangle 32">
          <svg:title/>
          <svg:desc/>
          <text:p text:style-name="a1708" text:class-names="" text:cond-style-name=""><text:span text:style-name="a170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29865in" svg:y="-0.00926in" svg:width="10.03468in" svg:height="7.50926in" draw:id="id467" draw:style-name="a1712" draw:name="Freeform: Shape 34">
          <svg:title/>
          <svg:desc/>
          <text:p text:style-name="a1711" text:class-names="" text:cond-style-name=""><text:span text:style-name="a1710" text:class-names=""/></text:p>
          <draw:enhanced-geometry xmlns:dr3d="urn:oasis:names:tc:opendocument:xmlns:dr3d:1.0" draw:type="non-primitive" svg:viewBox="0 0 9175713 6866467" draw:enhanced-path="M 0 0 L 1249825 0 1249825 8467 9175713 8467 9175713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75713"/>
            <draw:equation draw:name="f7" draw:formula="?f4 / 6866467"/>
            <draw:equation draw:name="f8" draw:formula="0 * ?f5 / 9175713"/>
            <draw:equation draw:name="f9" draw:formula="0 * ?f4 / 6866467"/>
            <draw:equation draw:name="f10" draw:formula="1249825 * ?f5 / 9175713"/>
            <draw:equation draw:name="f11" draw:formula="8467 * ?f4 / 6866467"/>
            <draw:equation draw:name="f12" draw:formula="9175713 * ?f5 / 9175713"/>
            <draw:equation draw:name="f13" draw:formula="6866467 * ?f4 / 6866467"/>
            <draw:equation draw:name="f14" draw:formula="1109382 * ?f5 / 917571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469" presentation:style-name="a1715" draw:name="Title 1" svg:x="4.83283in" svg:y="1.11644in" svg:width="7.61238in" svg:height="3.11644in" presentation:class="title" presentation:placeholder="false">
          <draw:text-box>
            <text:p text:style-name="a1714" text:class-names="" text:cond-style-name="" text:id="id468"><text:span text:style-name="a1713" text:class-names="">Where I see my self in five years</text:span></text:p>
          </draw:text-box>
          <svg:title/>
          <svg:desc/>
        </draw:frame>
        <draw:custom-shape svg:width="0.24132in" svg:height="0.20389in" draw:id="id470" draw:style-name="a1718" draw:transform="translate(-0.12066in -0.10195in) rotate(-1.5708) translate(4.56353in 3.67969in)" draw:name="Isosceles Triangle 36">
          <svg:title/>
          <svg:desc/>
          <text:p text:style-name="a1717" text:class-names="" text:cond-style-name=""><text:span text:style-name="a171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469" anim:iterate-type="by-word" anim:iterate-interval="PT0.150000S" smil:begin="0.5s" smil:fill="hold">
                  <anim:set smil:targetElement="id469" smil:attributeName="visibility" smil:to="visible" smil:begin="0.0s" smil:dur="0.001s" smil:fill="hold"/>
                  <anim:transitionFilter smil:targetElement="id469" smil:type="fade" smil:subtype="crossfade" smil:dur="1.0s"/>
                </anim:iterate>
              </anim:par>
            </anim:par>
          </anim:seq>
        </anim:par>
        <presentation:notes draw:style-name="a1758">
          <draw:page-thumbnail draw:page-number="8" svg:x="0.75in" svg:y="1.25in" svg:width="6in" svg:height="3.375in" presentation:class="page" draw:id="id481" presentation:style-name="a1745" draw:name="Slide Image Placeholder 1">
            <svg:title/>
            <svg:desc/>
          </draw:page-thumbnail>
          <draw:frame draw:id="id482" presentation:style-name="a1753" draw:name="Notes Placeholder 2" svg:x="0.75in" svg:y="4.8125in" svg:width="6in" svg:height="3.9375in" presentation:class="notes" presentation:placeholder="false">
            <draw:text-box>
              <text:p text:style-name="a1752" text:class-names="" text:cond-style-name=""><text:span text:style-name="a1746" text:class-names="">I se my working in a more advanced health care role continuing to<text:s text:c="1"/></text:span><text:span text:style-name="a1747" text:class-names="">developmy</text:span><text:span text:style-name="a1748" text:class-names=""><text:s text:c="1"/>skills possibly pursuing further training or qualification and making<text:s text:c="1"/></text:span><text:span text:style-name="a1749" text:class-names="">agreater</text:span><text:span text:style-name="a1750" text:class-names=""><text:s text:c="1"/>impact in patient care</text:span><text:span text:style-name="a1751" text:class-names=""/></text:p>
            </draw:text-box>
            <svg:title/>
            <svg:desc/>
          </draw:frame>
          <draw:frame draw:id="id483" draw:style-name="a1757" draw:name="Slide Number Placeholder 3" svg:x="4.24826in" svg:y="9.49826in" svg:width="3.25in" svg:height="0.50174in">
            <draw:text-box>
              <text:p text:style-name="a1756" text:class-names="" text:cond-style-name=""><text:span text:style-name="a1754" text:class-names=""><text:page-number style:num-format="1" text:fixed="false"/></text:span><text:span text:style-name="a175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draw:fill="none" draw:stroke="solid" svg:stroke-width="0.01042in" svg:stroke-color="#262626" svg:stroke-opacity="100%" svg:stroke-linecap="round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none" draw:stroke="solid" svg:stroke-width="0.01042in" svg:stroke-color="#262626" svg:stroke-opacity="100%" svg:stroke-linecap="round"/>
    </style:style>
    <style:style style:family="graphic" style:name="a241">
      <style:graphic-properties draw:fill="solid" draw:fill-color="#90c226" draw:opacity="30%" draw:stroke="non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draw:fill="solid" draw:fill-color="#90c226" draw:opacity="20%" draw:stroke="non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draw:fill="solid" draw:fill-color="#54a021" draw:opacity="72%" draw:stroke="non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>
      <style:graphic-properties draw:fill="solid" draw:fill-color="#3f7819" draw:opacity="70%" draw:stroke="non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5">
      <style:graphic-properties draw:fill="solid" draw:fill-color="#c0e474" draw:opacity="70%" draw:stroke="non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">
      <style:graphic-properties draw:fill="solid" draw:fill-color="#90c226" draw:opacity="65%" draw:stroke="none"/>
    </style:style>
    <style:style style:family="graphic" style:name="a247">
      <style:graphic-properties draw:fill="solid" draw:fill-color="#90c226" draw:opacity="80%" draw:stroke="non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solid" draw:fill-color="#90c226" draw:opacity="85%" draw:stroke="non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draw:fill="none" draw:stroke="solid" svg:stroke-width="0.01042in" svg:stroke-color="#262626" svg:stroke-opacity="100%" svg:stroke-linecap="round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none" draw:stroke="solid" svg:stroke-width="0.01042in" svg:stroke-color="#262626" svg:stroke-opacity="100%" svg:stroke-linecap="round"/>
    </style:style>
    <style:style style:family="graphic" style:name="a177">
      <style:graphic-properties draw:fill="solid" draw:fill-color="#90c226" draw:opacity="30%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90c226" draw:opacity="20%" draw:stroke="none"/>
    </style:style>
    <style:style style:family="text" style:name="a3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solid" draw:fill-color="#54a021" draw:opacity="72%" draw:stroke="non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3">
      <style:graphic-properties draw:fill="none" draw:stroke="solid" svg:stroke-width="0.01042in" svg:stroke-color="#262626" svg:stroke-opacity="100%" svg:stroke-linecap="round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draw:fill="none" draw:stroke="solid" svg:stroke-width="0.01042in" svg:stroke-color="#262626" svg:stroke-opacity="100%" svg:stroke-linecap="round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draw:fill="solid" draw:fill-color="#90c226" draw:opacity="30%" draw:stroke="none"/>
    </style:style>
    <style:style style:family="graphic" style:name="a336">
      <style:graphic-properties draw:fill="solid" draw:fill-color="#90c226" draw:opacity="20%" draw:stroke="non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solid" draw:fill-color="#54a021" draw:opacity="72%" draw:stroke="none"/>
    </style:style>
    <style:style style:family="paragraph" style:name="a41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solid" draw:fill-color="#3f7819" draw:opacity="70%" draw:stroke="none"/>
    </style:style>
    <style:style style:family="graphic" style:name="a339">
      <style:graphic-properties draw:fill="solid" draw:fill-color="#c0e474" draw:opacity="70%" draw:stroke="non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draw:fill="solid" draw:fill-color="#3f7819" draw:opacity="70%" draw:stroke="none"/>
    </style:style>
    <style:style style:family="graphic" style:name="a181">
      <style:graphic-properties draw:fill="solid" draw:fill-color="#c0e474" draw:opacity="70%" draw:stroke="none"/>
    </style:style>
    <style:style style:family="graphic" style:name="a182">
      <style:graphic-properties draw:fill="solid" draw:fill-color="#90c226" draw:opacity="65%" draw:stroke="none"/>
    </style:style>
    <style:style style:family="graphic" style:name="a183">
      <style:graphic-properties draw:fill="solid" draw:fill-color="#90c226" draw:opacity="80%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draw:fill="solid" draw:fill-color="#90c226" draw:opacity="85%" draw:stroke="non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draw:fill="solid" draw:fill-color="#90c226" draw:opacity="65%" draw:stroke="none"/>
    </style:style>
    <style:style style:family="graphic" style:name="a341">
      <style:graphic-properties draw:fill="solid" draw:fill-color="#90c226" draw:opacity="80%" draw:stroke="non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draw:fill="solid" draw:fill-color="#90c226" draw:opacity="85%" draw:stroke="non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solid" draw:fill-color="#3f7819" draw:opacity="70%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solid" draw:fill-color="#c0e474" draw:opacity="70%" draw:stroke="non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draw:fill="solid" draw:fill-color="#90c226" draw:opacity="65%" draw:stroke="non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draw:fill="solid" draw:fill-color="#90c226" draw:opacity="80%" draw:stroke="non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>
      <style:graphic-properties draw:fill="solid" draw:fill-color="#90c226" draw:opacity="85%" draw:stroke="non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draw:fill="none" draw:stroke="solid" svg:stroke-width="0.01042in" svg:stroke-color="#262626" svg:stroke-opacity="100%" svg:stroke-linecap="round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none" draw:stroke="solid" svg:stroke-width="0.01042in" svg:stroke-color="#262626" svg:stroke-opacity="100%" svg:stroke-linecap="round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solid" draw:fill-color="#90c226" draw:opacity="30%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draw:fill="solid" draw:fill-color="#90c226" draw:opacity="20%" draw:stroke="non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solid" draw:fill-color="#54a021" draw:opacity="72%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2c3c4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draw:fill="solid" draw:fill-color="#3f7819" draw:opacity="70%" draw:stroke="non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draw:fill="solid" draw:fill-color="#c0e474" draw:opacity="70%" draw:stroke="non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90c226" draw:opacity="65%" draw:stroke="non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90c226" draw:opacity="80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>
      <style:graphic-properties draw:fill="solid" draw:fill-color="#90c226" draw:opacity="85%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1042in" svg:stroke-color="#262626" svg:stroke-opacity="100%" svg:stroke-linecap="round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draw:fill="none" draw:stroke="solid" svg:stroke-width="0.01042in" svg:stroke-color="#262626" svg:stroke-opacity="10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draw:fill="solid" draw:fill-color="#90c226" draw:opacity="30%" draw:stroke="non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draw:fill="solid" draw:fill-color="#90c226" draw:opacity="20%" draw:stroke="non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>
      <style:graphic-properties draw:fill="solid" draw:fill-color="#54a021" draw:opacity="72%" draw:stroke="none"/>
    </style:style>
    <style:style style:family="text" style:name="a6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draw:fill="solid" draw:fill-color="#3f7819" draw:opacity="70%" draw:stroke="none"/>
    </style:style>
    <style:style style:family="text" style:name="a6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draw:fill="solid" draw:fill-color="#c0e474" draw:opacity="70%" draw:stroke="none"/>
    </style:style>
    <style:style style:family="graphic" style:name="a707">
      <style:graphic-properties draw:fill="solid" draw:fill-color="#90c226" draw:opacity="65%" draw:stroke="none"/>
    </style:style>
    <style:style style:family="graphic" style:name="a708">
      <style:graphic-properties draw:fill="solid" draw:fill-color="#90c226" draw:opacity="80%" draw:stroke="none"/>
    </style:style>
    <style:style style:family="graphic" style:name="a709">
      <style:graphic-properties draw:fill="solid" draw:fill-color="#90c226" draw:opacity="85%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draw:fill="none" draw:stroke="solid" svg:stroke-width="0.01042in" svg:stroke-color="#262626" svg:stroke-opacity="100%" svg:stroke-linecap="round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none" draw:stroke="solid" svg:stroke-width="0.01042in" svg:stroke-color="#262626" svg:stroke-opacity="100%" svg:stroke-linecap="round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solid" draw:fill-color="#90c226" draw:opacity="30%" draw:stroke="none"/>
    </style:style>
    <style:style style:family="drawing-page" style:name="a478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draw:fill="solid" draw:fill-color="#90c226" draw:opacity="20%" draw:stroke="none"/>
    </style:style>
    <style:style style:family="text" style:name="a4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solid" draw:fill-color="#54a021" draw:opacity="72%" draw:stroke="none"/>
    </style:style>
    <style:style style:family="graphic" style:name="a556">
      <style:graphic-properties draw:fill="solid" draw:fill-color="#3f7819" draw:opacity="70%" draw:stroke="none"/>
    </style:style>
    <style:style style:family="graphic" style:name="a632">
      <style:graphic-properties draw:fill="none" draw:stroke="solid" svg:stroke-width="0.01042in" svg:stroke-color="#262626" svg:stroke-opacity="100%" svg:stroke-linecap="round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draw:fill="solid" draw:fill-color="#c0e474" draw:opacity="70%" draw:stroke="none"/>
    </style:style>
    <style:style style:family="graphic" style:name="a633">
      <style:graphic-properties draw:fill="none" draw:stroke="solid" svg:stroke-width="0.01042in" svg:stroke-color="#262626" svg:stroke-opacity="100%" svg:stroke-linecap="round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draw:fill="solid" draw:fill-color="#90c226" draw:opacity="30%" draw:stroke="non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draw:fill="solid" draw:fill-color="#90c226" draw:opacity="65%" draw:stroke="non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draw:fill="solid" draw:fill-color="#90c226" draw:opacity="20%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draw:fill="solid" draw:fill-color="#90c226" draw:opacity="80%" draw:stroke="non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draw:fill="solid" draw:fill-color="#54a021" draw:opacity="72%" draw:stroke="non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solid" draw:fill-color="#3f7819" draw:opacity="70%" draw:stroke="none"/>
    </style:style>
    <style:style style:family="graphic" style:name="a638">
      <style:graphic-properties draw:fill="solid" draw:fill-color="#c0e474" draw:opacity="70%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draw:fill="solid" draw:fill-color="#90c226" draw:opacity="65%" draw:stroke="non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solid" draw:fill-color="#90c226" draw:opacity="85%" draw:stroke="non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solid" draw:fill-color="#90c226" draw:opacity="80%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draw:fill="solid" draw:fill-color="#90c226" draw:opacity="85%" draw:stroke="non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draw:fill="none" draw:stroke="solid" svg:stroke-width="0.01042in" svg:stroke-color="#262626" svg:stroke-opacity="100%" svg:stroke-linecap="round"/>
    </style:style>
    <style:style style:family="text" style:name="a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262626" svg:stroke-opacity="100%" svg:stroke-linecap="round"/>
    </style:style>
    <style:style style:family="text" style:name="a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draw:fill="solid" draw:fill-color="#90c226" draw:opacity="30%" draw:stroke="non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draw:fill="solid" draw:fill-color="#90c226" draw:opacity="20%" draw:stroke="non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solid" draw:fill-color="#54a021" draw:opacity="72%" draw:stroke="non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262626" svg:stroke-opacity="100%" svg:stroke-linecap="round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262626" svg:stroke-opacity="100%" svg:stroke-linecap="round"/>
    </style:style>
    <style:style style:family="graphic" style:name="a36">
      <style:graphic-properties draw:fill="solid" draw:fill-color="#90c226" draw:opacity="30%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90c226" draw:opacity="2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solid" draw:fill-color="#54a021" draw:opacity="72%" draw:stroke="non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3f7819" draw:opacity="70%" draw:stroke="non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c0e474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90c226" draw:opacity="65%" draw:stroke="non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draw:fill="solid" draw:fill-color="#90c226" draw:opacity="80%" draw:stroke="none"/>
    </style:style>
    <style:style style:family="graphic" style:name="a43">
      <style:graphic-properties draw:fill="solid" draw:fill-color="#90c226" draw:opacity="85%" draw:stroke="non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1042in" svg:stroke-color="#262626" svg:stroke-opacity="100%" svg:stroke-linecap="round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draw:fill="none" draw:stroke="solid" svg:stroke-width="0.01042in" svg:stroke-color="#262626" svg:stroke-opacity="100%" svg:stroke-linecap="round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4">
      <style:graphic-properties draw:fill="solid" draw:fill-color="#90c226" draw:opacity="30%" draw:stroke="none"/>
    </style:style>
    <style:style style:family="text" style:name="a8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90c226" draw:opacity="20%" draw:stroke="none"/>
    </style:style>
    <style:style style:family="text" style:name="a8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draw:fill="solid" draw:fill-color="#54a021" draw:opacity="72%" draw:stroke="none"/>
    </style:style>
    <style:style style:family="graphic" style:name="a907">
      <style:graphic-properties draw:fill="solid" draw:fill-color="#3f7819" draw:opacity="70%" draw:stroke="non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draw:fill="solid" draw:fill-color="#c0e474" draw:opacity="70%" draw:stroke="non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draw:fill="solid" draw:fill-color="#90c226" draw:opacity="65%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90c226" draw:opacity="80%" draw:stroke="non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solid" draw:fill-color="#90c226" draw:opacity="85%" draw:stroke="none"/>
    </style:style>
    <style:style style:family="text" style:name="a8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8">
      <style:graphic-properties draw:fill="none" draw:stroke="solid" svg:stroke-width="0.01042in" svg:stroke-color="#262626" svg:stroke-opacity="100%" svg:stroke-linecap="round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none" draw:stroke="solid" svg:stroke-width="0.01042in" svg:stroke-color="#262626" svg:stroke-opacity="100%" svg:stroke-linecap="round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solid" draw:fill-color="#90c226" draw:opacity="30%" draw:stroke="none"/>
    </style:style>
    <style:style style:family="graphic" style:name="a764">
      <style:graphic-properties draw:fill="none" draw:stroke="solid" svg:stroke-width="0.01042in" svg:stroke-color="#262626" svg:stroke-opacity="100%" svg:stroke-linecap="round"/>
    </style:style>
    <style:style style:family="graphic" style:name="a765">
      <style:graphic-properties draw:fill="none" draw:stroke="solid" svg:stroke-width="0.01042in" svg:stroke-color="#262626" svg:stroke-opacity="100%" svg:stroke-linecap="round"/>
    </style:style>
    <style:style style:family="graphic" style:name="a841">
      <style:graphic-properties draw:fill="solid" draw:fill-color="#90c226" draw:opacity="20%" draw:stroke="none"/>
    </style:style>
    <style:style style:family="graphic" style:name="a766">
      <style:graphic-properties draw:fill="solid" draw:fill-color="#90c226" draw:opacity="30%" draw:stroke="none"/>
    </style:style>
    <style:style style:family="graphic" style:name="a842">
      <style:graphic-properties draw:fill="solid" draw:fill-color="#54a021" draw:opacity="72%" draw:stroke="none"/>
    </style:style>
    <style:style style:family="graphic" style:name="a767">
      <style:graphic-properties draw:fill="solid" draw:fill-color="#90c226" draw:opacity="20%" draw:stroke="none"/>
    </style:style>
    <style:style style:family="graphic" style:name="a843">
      <style:graphic-properties draw:fill="solid" draw:fill-color="#3f7819" draw:opacity="70%" draw:stroke="none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44">
      <style:graphic-properties draw:fill="solid" draw:fill-color="#c0e474" draw:opacity="70%" draw:stroke="none"/>
    </style:style>
    <style:style style:family="graphic" style:name="a768">
      <style:graphic-properties draw:fill="solid" draw:fill-color="#54a021" draw:opacity="72%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draw:fill="solid" draw:fill-color="#90c226" draw:opacity="65%" draw:stroke="none"/>
    </style:style>
    <style:style style:family="graphic" style:name="a769">
      <style:graphic-properties draw:fill="solid" draw:fill-color="#3f7819" draw:opacity="70%" draw:stroke="non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draw:fill="solid" draw:fill-color="#90c226" draw:opacity="80%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draw:fill="solid" draw:fill-color="#90c226" draw:opacity="85%" draw:stroke="none"/>
    </style:style>
    <style:style style:family="paragraph" style:name="a9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2c3c4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70">
      <style:graphic-properties draw:fill="solid" draw:fill-color="#c0e474" draw:opacity="70%" draw:stroke="non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90c226" draw:opacity="65%" draw:stroke="non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2">
      <style:graphic-properties draw:fill="solid" draw:fill-color="#90c226" draw:opacity="80%" draw:stroke="none"/>
    </style:style>
    <style:style style:family="text" style:name="a6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draw:fill="solid" draw:fill-color="#90c226" draw:opacity="85%" draw:stroke="non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5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draw:fill="none" draw:stroke="solid" svg:stroke-width="0.01042in" svg:stroke-color="#262626" svg:stroke-opacity="100%" svg:stroke-linecap="round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5">
      <style:graphic-properties draw:fill="none" draw:stroke="solid" svg:stroke-width="0.01042in" svg:stroke-color="#262626" svg:stroke-opacity="100%" svg:stroke-linecap="round"/>
    </style:style>
    <style:style style:family="graphic" style:name="a1121">
      <style:graphic-properties draw:fill="none" draw:stroke="solid" svg:stroke-width="0.01042in" svg:stroke-color="#262626" svg:stroke-opacity="100%" svg:stroke-linecap="round"/>
    </style:style>
    <style:style style:family="graphic" style:name="a1046">
      <style:graphic-properties draw:fill="solid" draw:fill-color="#90c226" draw:opacity="30%" draw:stroke="none"/>
    </style:style>
    <style:style style:family="graphic" style:name="a1122">
      <style:graphic-properties draw:fill="none" draw:stroke="solid" svg:stroke-width="0.01042in" svg:stroke-color="#262626" svg:stroke-opacity="100%" svg:stroke-linecap="round"/>
    </style:style>
    <style:style style:family="graphic" style:name="a1047">
      <style:graphic-properties draw:fill="solid" draw:fill-color="#90c226" draw:opacity="20%" draw:stroke="none"/>
    </style:style>
    <style:style style:family="graphic" style:name="a1123">
      <style:graphic-properties draw:fill="solid" draw:fill-color="#90c226" draw:opacity="30%" draw:stroke="none"/>
    </style:style>
    <style:style style:family="graphic" style:name="a1048">
      <style:graphic-properties draw:fill="solid" draw:fill-color="#54a021" draw:opacity="72%" draw:stroke="none"/>
    </style:style>
    <style:style style:family="graphic" style:name="a1200">
      <style:graphic-properties draw:fill="solid" draw:fill-color="#90c226" draw:opacity="30%" draw:stroke="none"/>
    </style:style>
    <style:style style:family="graphic" style:name="a1124">
      <style:graphic-properties draw:fill="solid" draw:fill-color="#90c226" draw:opacity="20%" draw:stroke="none"/>
    </style:style>
    <style:style style:family="graphic" style:name="a1049">
      <style:graphic-properties draw:fill="solid" draw:fill-color="#3f7819" draw:opacity="70%" draw:stroke="none"/>
    </style:style>
    <style:style style:family="graphic" style:name="a1201">
      <style:graphic-properties draw:fill="solid" draw:fill-color="#90c226" draw:opacity="20%" draw:stroke="none"/>
    </style:style>
    <style:style style:family="graphic" style:name="a1125">
      <style:graphic-properties draw:fill="solid" draw:fill-color="#54a021" draw:opacity="72%" draw:stroke="none"/>
    </style:style>
    <style:style style:family="graphic" style:name="a1126">
      <style:graphic-properties draw:fill="solid" draw:fill-color="#3f7819" draw:opacity="70%" draw:stroke="none"/>
    </style:style>
    <style:style style:family="graphic" style:name="a1202">
      <style:graphic-properties draw:fill="solid" draw:fill-color="#54a021" draw:opacity="72%" draw:stroke="non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draw:fill="solid" draw:fill-color="#3f7819" draw:opacity="70%" draw:stroke="none"/>
    </style:style>
    <style:style style:family="graphic" style:name="a1127">
      <style:graphic-properties draw:fill="solid" draw:fill-color="#c0e474" draw:opacity="70%" draw:stroke="non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>
      <style:graphic-properties draw:fill="solid" draw:fill-color="#c0e474" draw:opacity="70%" draw:stroke="none"/>
    </style:style>
    <style:style style:family="graphic" style:name="a1128">
      <style:graphic-properties draw:fill="solid" draw:fill-color="#90c226" draw:opacity="65%" draw:stroke="non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solid" draw:fill-color="#90c226" draw:opacity="65%" draw:stroke="none"/>
    </style:style>
    <style:style style:family="graphic" style:name="a1129">
      <style:graphic-properties draw:fill="solid" draw:fill-color="#90c226" draw:opacity="80%" draw:stroke="non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solid" draw:fill-color="#90c226" draw:opacity="80%" draw:stroke="none"/>
    </style:style>
    <style:style style:family="text" style:name="a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7">
      <style:graphic-properties draw:fill="solid" draw:fill-color="#90c226" draw:opacity="85%" draw:stroke="none"/>
    </style:style>
    <style:style style:family="text" style:name="a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draw:fill="none" draw:stroke="solid" svg:stroke-width="0.01042in" svg:stroke-color="#262626" svg:stroke-opacity="100%" svg:stroke-linecap="round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none" draw:stroke="solid" svg:stroke-width="0.01042in" svg:stroke-color="#262626" svg:stroke-opacity="100%" svg:stroke-linecap="round"/>
    </style:style>
    <style:style style:family="paragraph" style:name="a7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0">
      <style:graphic-properties draw:fill="solid" draw:fill-color="#c0e474" draw:opacity="70%" draw:stroke="non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draw:fill="solid" draw:fill-color="#90c226" draw:opacity="65%" draw:stroke="none"/>
    </style:style>
    <style:style style:family="graphic" style:name="a1052">
      <style:graphic-properties draw:fill="solid" draw:fill-color="#90c226" draw:opacity="80%" draw:stroke="none"/>
    </style:style>
    <style:style style:family="graphic" style:name="a1053">
      <style:graphic-properties draw:fill="solid" draw:fill-color="#90c226" draw:opacity="85%" draw:stroke="non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draw:fill="solid" draw:fill-color="#90c226" draw:opacity="85%" draw:stroke="none"/>
    </style:style>
    <style:style style:family="paragraph" style:name="a1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draw:fill="none" draw:stroke="solid" svg:stroke-width="0.01042in" svg:stroke-color="#262626" svg:stroke-opacity="100%" svg:stroke-linecap="round"/>
    </style:style>
    <style:style style:family="graphic" style:name="a977">
      <style:graphic-properties draw:fill="none" draw:stroke="solid" svg:stroke-width="0.01042in" svg:stroke-color="#262626" svg:stroke-opacity="100%" svg:stroke-linecap="round"/>
    </style:style>
    <style:style style:family="graphic" style:name="a978">
      <style:graphic-properties draw:fill="solid" draw:fill-color="#90c226" draw:opacity="30%" draw:stroke="non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draw:fill="solid" draw:fill-color="#90c226" draw:opacity="20%" draw:stroke="none"/>
    </style:style>
    <style:style style:family="paragraph" style:name="a10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draw:fill="solid" draw:fill-color="#54a021" draw:opacity="72%" draw:stroke="none"/>
    </style:style>
    <style:style style:family="graphic" style:name="a981">
      <style:graphic-properties draw:fill="solid" draw:fill-color="#3f7819" draw:opacity="70%" draw:stroke="none"/>
    </style:style>
    <style:style style:family="graphic" style:name="a982">
      <style:graphic-properties draw:fill="solid" draw:fill-color="#c0e474" draw:opacity="70%" draw:stroke="none"/>
    </style:style>
    <style:style style:family="graphic" style:name="a983">
      <style:graphic-properties draw:fill="solid" draw:fill-color="#90c226" draw:opacity="65%" draw:stroke="none"/>
    </style:style>
    <style:style style:family="graphic" style:name="a984">
      <style:graphic-properties draw:fill="solid" draw:fill-color="#90c226" draw:opacity="80%" draw:stroke="none"/>
    </style:style>
    <style:style style:family="graphic" style:name="a985">
      <style:graphic-properties draw:fill="solid" draw:fill-color="#90c226" draw:opacity="85%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8">
      <style:graphic-properties draw:fill="none" draw:stroke="solid" svg:stroke-width="0.01042in" svg:stroke-color="#262626" svg:stroke-opacity="100%" svg:stroke-linecap="round"/>
    </style:style>
    <style:style style:family="graphic" style:name="a1199">
      <style:graphic-properties draw:fill="none" draw:stroke="solid" svg:stroke-width="0.01042in" svg:stroke-color="#262626" svg:stroke-opacity="100%" svg:stroke-linecap="round"/>
    </style:style>
    <style:style style:family="graphic" style:name="a100">
      <style:graphic-properties draw:fill="solid" draw:fill-color="#90c226" draw:opacity="30%" draw:stroke="none"/>
    </style:style>
    <style:style style:family="graphic" style:name="a101">
      <style:graphic-properties draw:fill="solid" draw:fill-color="#90c226" draw:opacity="20%" draw:stroke="none"/>
    </style:style>
    <style:style style:family="graphic" style:name="a102">
      <style:graphic-properties draw:fill="solid" draw:fill-color="#54a021" draw:opacity="72%" draw:stroke="none"/>
    </style:style>
    <style:style style:family="graphic" style:name="a103">
      <style:graphic-properties draw:fill="solid" draw:fill-color="#3f7819" draw:opacity="70%" draw:stroke="none"/>
    </style:style>
    <style:style style:family="graphic" style:name="a104">
      <style:graphic-properties draw:fill="solid" draw:fill-color="#c0e474" draw:opacity="70%" draw:stroke="none"/>
    </style:style>
    <style:style style:family="graphic" style:name="a105">
      <style:graphic-properties draw:fill="solid" draw:fill-color="#90c226" draw:opacity="65%" draw:stroke="none"/>
    </style:style>
    <style:style style:family="graphic" style:name="a106">
      <style:graphic-properties draw:fill="solid" draw:fill-color="#90c226" draw:opacity="80%" draw:stroke="none"/>
    </style:style>
    <style:style style:family="graphic" style:name="a107">
      <style:graphic-properties draw:fill="solid" draw:fill-color="#90c226" draw:opacity="85%" draw:stroke="non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0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7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85in"/>
      </text:list-level-style-number>
      <text:list-level-style-number text:level="3" style:num-format="" style:num-list-format-name="">
        <style:list-level-properties text:space-before="0.9997in"/>
      </text:list-level-style-number>
      <text:list-level-style-number text:level="4" style:num-format="" style:num-list-format-name="">
        <style:list-level-properties text:space-before="1.49955in"/>
      </text:list-level-style-number>
      <text:list-level-style-number text:level="5" style:num-format="" style:num-list-format-name="">
        <style:list-level-properties text:space-before="1.9994in"/>
      </text:list-level-style-number>
      <text:list-level-style-number text:level="6" style:num-format="" style:num-list-format-name="">
        <style:list-level-properties text:space-before="2.49925in"/>
      </text:list-level-style-number>
      <text:list-level-style-number text:level="7" style:num-format="" style:num-list-format-name="">
        <style:list-level-properties text:space-before="2.9991in"/>
      </text:list-level-style-number>
      <text:list-level-style-number text:level="8" style:num-format="" style:num-list-format-name="">
        <style:list-level-properties text:space-before="3.49895in"/>
      </text:list-level-style-number>
      <text:list-level-style-number text:level="9" style:num-format="" style:num-list-format-name="">
        <style:list-level-properties text:space-before="3.9988in"/>
      </text:list-level-style-number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9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7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6" draw:name="Header Placeholder 1" svg:x="0in" svg:y="0in" svg:width="3.25in" svg:height="0.50174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7" presentation:style-name="a51" draw:name="Date Placeholder 2" svg:x="4.24826in" svg:y="0in" svg:width="3.25in" svg:height="0.50174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/></text:span><text:span text:style-name="a4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2" draw:name="Slide Image Placeholder 3">
          <svg:title/>
          <svg:desc/>
        </draw:page-thumbnail>
        <draw:frame draw:id="id19" presentation:style-name="a68" draw:name="Notes Placeholder 4" svg:x="0.75in" svg:y="4.8125in" svg:width="6in" svg:height="3.9375in" presentation:class="notes" presentation:placeholder="false">
          <draw:text-box>
            <text:p text:style-name="a54" text:class-names="" text:cond-style-name=""><text:span text:style-name="a53" text:class-names="">Click to edit Master text styles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Second level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Fifth level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1" draw:name="Footer Placeholder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21" presentation:style-name="a75" draw:name="Slide Number Placeholder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/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7">
      <draw:g draw:name="Group 7" draw:id="id22">
        <svg:title/>
        <svg:desc/>
        <draw:connector draw:type="line" svg:x1="10.24826in" svg:y1="0in" svg:x2="11.5816in" svg:y2="7.5in" draw:id="id28" draw:style-name="a98" draw:name="Straight Connector 31">
          <svg:title/>
          <svg:desc/>
        </draw:connector>
        <draw:connector draw:type="line" svg:x1="13.32986in" svg:y1="4.02604in" svg:x2="8.12037in" svg:y2="7.5in" draw:id="id29" draw:style-name="a99" draw:name="Straight Connector 20">
          <svg:title/>
          <svg:desc/>
        </draw:connector>
        <draw:custom-shape svg:x="10.04098in" svg:y="-0.00926in" svg:width="3.28888in" svg:height="7.50926in" draw:id="id30" draw:style-name="a10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1" draw:style-name="a10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2" draw:style-name="a102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4" draw:style-name="a10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5" draw:style-name="a10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6" draw:style-name="a106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7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Title 1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4" presentation:style-name="a85" draw:name="Subtitle 2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5" presentation:style-name="a90" draw:name="Date Placeholder 3" svg:x="7.87963in" svg:y="6.60691in" svg:width="0.9973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</draw:text-box>
        <svg:title/>
        <svg:desc/>
      </draw:frame>
      <draw:frame draw:id="id26" presentation:style-name="a93" draw:name="Footer Placeholder 4" svg:x="0.74074in" svg:y="6.60691in" svg:width="6.88715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7" presentation:style-name="a97" draw:name="Slide Number Placeholder 5" svg:x="9.39486in" svg:y="6.60691in" svg:width="0.74731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  <presentation:notes style:page-layout-name="pageLayout2" draw:style-name="a140">
        <draw:frame draw:id="id16" presentation:style-name="a110" draw:name="Header Placeholder 1" svg:x="0in" svg:y="0in" svg:width="3.25in" svg:height="0.50174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7" presentation:style-name="a115" draw:name="Date Placeholder 2" svg:x="4.24826in" svg:y="0in" svg:width="3.25in" svg:height="0.50174in" presentation:class="date-time" presentation:placeholder="false">
          <draw:text-box>
            <text:p text:style-name="a114" text:class-names="" text:cond-style-name=""><text:span text:style-name="a111" text:class-names=""><text:date text:fixed="false" style:data-style-name="a112"/></text:span><text:span text:style-name="a11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6" draw:name="Slide Image Placeholder 3">
          <svg:title/>
          <svg:desc/>
        </draw:page-thumbnail>
        <draw:frame draw:id="id19" presentation:style-name="a132" draw:name="Notes Placeholder 4" svg:x="0.75in" svg:y="4.8125in" svg:width="6in" svg:height="3.937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list text:style-name="a131">
                              <text:list-item>
                                <text:p text:style-name="a130" text:class-names="" text:cond-style-name=""><text:span text:style-name="a128" text:class-names="">Fifth level</text:span><text:span text:style-name="a1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5" draw:name="Footer Placeholder 5" svg:x="0in" svg:y="9.49826in" svg:width="3.25in" svg:height="0.50174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21" presentation:style-name="a139" draw:name="Slide Number Placeholder 6" svg:x="4.24826in" svg:y="9.49826in" svg:width="3.25in" svg:height="0.50174in" presentation:class="page-number" presentation:placeholder="false">
          <draw:text-box>
  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1">
      <draw:g draw:name="Group 6" draw:id="id38">
        <svg:title/>
        <svg:desc/>
        <draw:connector draw:type="line" svg:x1="10.24826in" svg:y1="0in" svg:x2="11.5816in" svg:y2="7.5in" draw:id="id44" draw:layer="Master1-bg" draw:style-name="a175" draw:name="Straight Connector 7">
          <svg:title/>
          <svg:desc/>
        </draw:connector>
        <draw:connector draw:type="line" svg:x1="13.32986in" svg:y1="4.02604in" svg:x2="8.12037in" svg:y2="7.5in" draw:id="id45" draw:layer="Master1-bg" draw:style-name="a176" draw:name="Straight Connector 8">
          <svg:title/>
          <svg:desc/>
        </draw:connector>
        <draw:custom-shape svg:x="10.04098in" svg:y="-0.00926in" svg:width="3.28888in" svg:height="7.50926in" draw:id="id46" draw:layer="Master1-bg" draw:style-name="a1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7" draw:layer="Master1-bg" draw:style-name="a1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8" draw:layer="Master1-bg" draw:style-name="a179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9" draw:layer="Master1-bg" draw:style-name="a1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50" draw:layer="Master1-bg" draw:style-name="a1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51" draw:layer="Master1-bg" draw:style-name="a1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52" draw:layer="Master1-bg" draw:style-name="a183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53" draw:layer="Master1-bg" draw:style-name="a184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9" presentation:style-name="a145" draw:name="Title 1" svg:x="0.74074in" svg:y="0.66667in" svg:width="9.40143in" svg:height="1.44444in" presentation:class="title" presentation:placeholder="false">
        <draw:text-box>
          <text:p text:style-name="a144" text:class-names="" text:cond-style-name=""><text:span text:style-name="a142" text:class-names="">Click to edit Master title style</text:span><text:span text:style-name="a143" text:class-names=""/></text:p>
        </draw:text-box>
        <svg:title/>
        <svg:desc/>
      </draw:frame>
      <draw:frame draw:id="id40" presentation:style-name="a162" draw:name="Content Placeholder 2" svg:x="0.74074in" svg:y="2.36285in" svg:width="9.40143in" svg:height="4.24406in" presentation:class="object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to edit Master text styles</text:span></text:p>
            </text:list-item>
          </text:list>
          <text:list text:style-name="a151">
            <text:list-item>
              <text:list text:style-name="a151">
                <text:list-item>
                  <text:p text:style-name="a150" text:class-names="" text:cond-style-name=""><text:span text:style-name="a149" text:class-names="">Second level</text:span></text:p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p text:style-name="a153" text:class-names="" text:cond-style-name=""><text:span text:style-name="a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p text:style-name="a156" text:class-names="" text:cond-style-name=""><text:span text:style-name="a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list text:style-name="a161">
                            <text:list-item>
                              <text:p text:style-name="a160" text:class-names="" text:cond-style-name=""><text:span text:style-name="a158" text:class-names="">Fifth level</text:span><text:span text:style-name="a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67" draw:name="Date Placeholder 3" svg:x="7.87963in" svg:y="6.60691in" svg:width="0.99731in" svg:height="0.39931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/></text:span><text:span text:style-name="a165" text:class-names=""/></text:p>
        </draw:text-box>
        <svg:title/>
        <svg:desc/>
      </draw:frame>
      <draw:frame draw:id="id42" presentation:style-name="a170" draw:name="Footer Placeholder 4" svg:x="0.74074in" svg:y="6.60691in" svg:width="6.88715in" svg:height="0.39931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43" presentation:style-name="a174" draw:name="Slide Number Placeholder 5" svg:x="9.39486in" svg:y="6.60691in" svg:width="0.74731in" svg:height="0.39931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</draw:text-box>
        <svg:title/>
        <svg:desc/>
      </draw:frame>
      <presentation:notes style:page-layout-name="pageLayout2" draw:style-name="a217">
        <draw:frame draw:id="id16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7" presentation:style-name="a192" draw:name="Date Placeholder 2" svg:x="4.24826in" svg:y="0in" svg:width="3.25in" svg:height="0.50174in" presentation:class="date-time" presentation:placeholder="false">
          <draw:text-box>
            <text:p text:style-name="a191" text:class-names="" text:cond-style-name=""><text:span text:style-name="a188" text:class-names=""><text:date text:fixed="false" style:data-style-name="a189"/></text:span><text:span text:style-name="a19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93" draw:name="Slide Image Placeholder 3">
          <svg:title/>
          <svg:desc/>
        </draw:page-thumbnail>
        <draw:frame draw:id="id19" presentation:style-name="a209" draw:name="Notes Placeholder 4" svg:x="0.75in" svg:y="4.8125in" svg:width="6in" svg:height="3.9375in" presentation:class="notes" presentation:placeholder="false">
          <draw:text-box>
            <text:p text:style-name="a195" text:class-names="" text:cond-style-name=""><text:span text:style-name="a194" text:class-names="">Click to edit Master text styles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Second level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list text:style-name="a208">
                              <text:list-item>
                                <text:p text:style-name="a207" text:class-names="" text:cond-style-name=""><text:span text:style-name="a205" text:class-names="">Fifth level</text:span><text:span text:style-name="a2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12" draw:name="Footer Placeholder 5" svg:x="0in" svg:y="9.49826in" svg:width="3.25in" svg:height="0.50174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21" presentation:style-name="a216" draw:name="Slide Number Placeholder 6" svg:x="4.24826in" svg:y="9.49826in" svg:width="3.25in" svg:height="0.50174in" presentation:class="page-number" presentation:placeholder="false">
          <draw:text-box>
            <text:p text:style-name="a215" text:class-names="" text:cond-style-name=""><text:span text:style-name="a213" text:class-names=""><text:page-number style:num-format="1" text:fixed="false"/></text:span><text:span text:style-name="a21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8">
      <draw:g draw:name="Group 6" draw:id="id54">
        <svg:title/>
        <svg:desc/>
        <draw:connector draw:type="line" svg:x1="10.24826in" svg:y1="0in" svg:x2="11.5816in" svg:y2="7.5in" draw:id="id60" draw:layer="Master1-bg" draw:style-name="a239" draw:name="Straight Connector 7">
          <svg:title/>
          <svg:desc/>
        </draw:connector>
        <draw:connector draw:type="line" svg:x1="13.32986in" svg:y1="4.02604in" svg:x2="8.12037in" svg:y2="7.5in" draw:id="id61" draw:layer="Master1-bg" draw:style-name="a240" draw:name="Straight Connector 8">
          <svg:title/>
          <svg:desc/>
        </draw:connector>
        <draw:custom-shape svg:x="10.04098in" svg:y="-0.00926in" svg:width="3.28888in" svg:height="7.50926in" draw:id="id62" draw:layer="Master1-bg" draw:style-name="a24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63" draw:layer="Master1-bg" draw:style-name="a24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64" draw:layer="Master1-bg" draw:style-name="a24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65" draw:layer="Master1-bg" draw:style-name="a24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6" draw:layer="Master1-bg" draw:style-name="a24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7" draw:layer="Master1-bg" draw:style-name="a24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8" draw:layer="Master1-bg" draw:style-name="a24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9" draw:layer="Master1-bg" draw:style-name="a24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55" presentation:style-name="a222" draw:name="Title 1" svg:x="0.74074in" svg:y="2.9537in" svg:width="9.40143in" svg:height="1.99757in" presentation:class="title" presentation:placeholder="false">
        <draw:text-box>
          <text:p text:style-name="a221" text:class-names="" text:cond-style-name=""><text:span text:style-name="a219" text:class-names="">Click to edit Master title style</text:span><text:span text:style-name="a220" text:class-names=""/></text:p>
        </draw:text-box>
        <svg:title/>
        <svg:desc/>
      </draw:frame>
      <draw:frame draw:id="id56" presentation:style-name="a226" draw:name="Text Placeholder 2" svg:x="0.74074in" svg:y="4.95128in" svg:width="9.40143in" svg:height="0.9409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57" presentation:style-name="a231" draw:name="Date Placeholder 3" svg:x="7.87963in" svg:y="6.60691in" svg:width="0.99731in" svg:height="0.39931in" presentation:class="date-time" presentation:placeholder="false">
        <draw:text-box>
          <text:p text:style-name="a230" text:class-names="" text:cond-style-name=""><text:span text:style-name="a227" text:class-names=""><text:date text:fixed="false" style:data-style-name="a228"/></text:span><text:span text:style-name="a229" text:class-names=""/></text:p>
        </draw:text-box>
        <svg:title/>
        <svg:desc/>
      </draw:frame>
      <draw:frame draw:id="id58" presentation:style-name="a234" draw:name="Footer Placeholder 4" svg:x="0.74074in" svg:y="6.60691in" svg:width="6.88715in" svg:height="0.39931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59" presentation:style-name="a238" draw:name="Slide Number Placeholder 5" svg:x="9.39486in" svg:y="6.60691in" svg:width="0.74731in" svg:height="0.39931in" presentation:class="page-number" presentation:placeholder="false">
        <draw:text-box>
          <text:p text:style-name="a237" text:class-names="" text:cond-style-name=""><text:span text:style-name="a235" text:class-names=""><text:page-number style:num-format="1" text:fixed="false"/></text:span><text:span text:style-name="a236" text:class-names=""/></text:p>
        </draw:text-box>
        <svg:title/>
        <svg:desc/>
      </draw:frame>
      <presentation:notes style:page-layout-name="pageLayout2" draw:style-name="a281">
        <draw:frame draw:id="id16" presentation:style-name="a251" draw:name="Header Placeholder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7" presentation:style-name="a256" draw:name="Date Placeholder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/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257" draw:name="Slide Image Placeholder 3">
          <svg:title/>
          <svg:desc/>
        </draw:page-thumbnail>
        <draw:frame draw:id="id19" presentation:style-name="a273" draw:name="Notes Placeholder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Click to edit Master text styles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Second level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69" text:class-names="">Fifth level</text:span><text:span text:style-name="a2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76" draw:name="Footer Placeholder 5" svg:x="0in" svg:y="9.49826in" svg:width="3.25in" svg:height="0.50174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21" presentation:style-name="a280" draw:name="Slide Number Placeholder 6" svg:x="4.24826in" svg:y="9.49826in" svg:width="3.25in" svg:height="0.50174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/></text:span><text:span text:style-name="a27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2">
      <draw:g draw:name="Group 7" draw:id="id70">
        <svg:title/>
        <svg:desc/>
        <draw:connector draw:type="line" svg:x1="10.24826in" svg:y1="0in" svg:x2="11.5816in" svg:y2="7.5in" draw:id="id77" draw:layer="Master1-bg" draw:style-name="a333" draw:name="Straight Connector 8">
          <svg:title/>
          <svg:desc/>
        </draw:connector>
        <draw:connector draw:type="line" svg:x1="13.32986in" svg:y1="4.02604in" svg:x2="8.12037in" svg:y2="7.5in" draw:id="id78" draw:layer="Master1-bg" draw:style-name="a334" draw:name="Straight Connector 9">
          <svg:title/>
          <svg:desc/>
        </draw:connector>
        <draw:custom-shape svg:x="10.04098in" svg:y="-0.00926in" svg:width="3.28888in" svg:height="7.50926in" draw:id="id79" draw:layer="Master1-bg" draw:style-name="a33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80" draw:layer="Master1-bg" draw:style-name="a33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81" draw:layer="Master1-bg" draw:style-name="a33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82" draw:layer="Master1-bg" draw:style-name="a33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83" draw:layer="Master1-bg" draw:style-name="a33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84" draw:layer="Master1-bg" draw:style-name="a34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85" draw:layer="Master1-bg" draw:style-name="a34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6" draw:layer="Master1-bg" draw:style-name="a34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71" presentation:style-name="a286" draw:name="Title 1" svg:x="0.74074in" svg:y="0.66667in" svg:width="9.40143in" svg:height="1.44444in" presentation:class="title" presentation:placeholder="false">
        <draw:text-box>
          <text:p text:style-name="a285" text:class-names="" text:cond-style-name=""><text:span text:style-name="a283" text:class-names="">Click to edit Master title style</text:span><text:span text:style-name="a284" text:class-names=""/></text:p>
        </draw:text-box>
        <svg:title/>
        <svg:desc/>
      </draw:frame>
      <draw:frame draw:id="id72" presentation:style-name="a303" draw:name="Content Placeholder 2" svg:x="0.74074in" svg:y="2.36285in" svg:width="4.57572in" svg:height="4.2440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Fifth level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20" draw:name="Content Placeholder 3" svg:x="5.56646in" svg:y="2.36285in" svg:width="4.57572in" svg:height="4.24406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Second level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ifth level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25" draw:name="Date Placeholder 4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1" text:class-names=""><text:date text:fixed="false" style:data-style-name="a322"/></text:span><text:span text:style-name="a323" text:class-names=""/></text:p>
        </draw:text-box>
        <svg:title/>
        <svg:desc/>
      </draw:frame>
      <draw:frame draw:id="id75" presentation:style-name="a328" draw:name="Footer Placeholder 5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6" presentation:style-name="a332" draw:name="Slide Number Placeholder 6" svg:x="9.39486in" svg:y="6.60691in" svg:width="0.74731in" svg:height="0.39931in" presentation:class="page-number" presentation:placeholder="false">
        <draw:text-box>
          <text:p text:style-name="a331" text:class-names="" text:cond-style-name=""><text:span text:style-name="a329" text:class-names=""><text:page-number style:num-format="1" text:fixed="false"/></text:span><text:span text:style-name="a330" text:class-names=""/></text:p>
        </draw:text-box>
        <svg:title/>
        <svg:desc/>
      </draw:frame>
      <presentation:notes style:page-layout-name="pageLayout2" draw:style-name="a375">
        <draw:frame draw:id="id16" presentation:style-name="a345" draw:name="Header Placeholder 1" svg:x="0in" svg:y="0in" svg:width="3.25in" svg:height="0.50174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7" presentation:style-name="a350" draw:name="Date Placeholder 2" svg:x="4.24826in" svg:y="0in" svg:width="3.25in" svg:height="0.50174in" presentation:class="date-time" presentation:placeholder="false">
          <draw:text-box>
  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351" draw:name="Slide Image Placeholder 3">
          <svg:title/>
          <svg:desc/>
        </draw:page-thumbnail>
        <draw:frame draw:id="id19" presentation:style-name="a367" draw:name="Notes Placeholder 4" svg:x="0.75in" svg:y="4.8125in" svg:width="6in" svg:height="3.9375in" presentation:class="notes" presentation:placeholder="false">
          <draw:text-box>
            <text:p text:style-name="a353" text:class-names="" text:cond-style-name=""><text:span text:style-name="a352" text:class-names="">Click to edit Master text styles</text:span></text:p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Second level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p text:style-name="a358" text:class-names="" text:cond-style-name=""><text:span text:style-name="a3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p text:style-name="a361" text:class-names="" text:cond-style-name=""><text:span text:style-name="a3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3" text:class-names="">Fifth level</text:span><text:span text:style-name="a3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21" presentation:style-name="a374" draw:name="Slide Number Placeholder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1" text:class-names=""><text:page-number style:num-format="1" text:fixed="false"/></text:span><text:span text:style-name="a37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76">
      <draw:g draw:name="Group 9" draw:id="id87">
        <svg:title/>
        <svg:desc/>
        <draw:connector draw:type="line" svg:x1="10.24826in" svg:y1="0in" svg:x2="11.5816in" svg:y2="7.5in" draw:id="id96" draw:layer="Master1-bg" draw:style-name="a435" draw:name="Straight Connector 10">
          <svg:title/>
          <svg:desc/>
        </draw:connector>
        <draw:connector draw:type="line" svg:x1="13.32986in" svg:y1="4.02604in" svg:x2="8.12037in" svg:y2="7.5in" draw:id="id97" draw:layer="Master1-bg" draw:style-name="a436" draw:name="Straight Connector 11">
          <svg:title/>
          <svg:desc/>
        </draw:connector>
        <draw:custom-shape svg:x="10.04098in" svg:y="-0.00926in" svg:width="3.28888in" svg:height="7.50926in" draw:id="id98" draw:layer="Master1-bg" draw:style-name="a43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9" draw:layer="Master1-bg" draw:style-name="a43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0" draw:layer="Master1-bg" draw:style-name="a43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1" draw:layer="Master1-bg" draw:style-name="a44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02" draw:layer="Master1-bg" draw:style-name="a44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03" draw:layer="Master1-bg" draw:style-name="a44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04" draw:layer="Master1-bg" draw:style-name="a44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5" draw:layer="Master1-bg" draw:style-name="a444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8" presentation:style-name="a380" draw:name="Title 1" svg:x="0.74074in" svg:y="0.66667in" svg:width="9.40143in" svg:height="1.44444in" presentation:class="title" presentation:placeholder="false">
        <draw:text-box>
          <text:p text:style-name="a379" text:class-names="" text:cond-style-name=""><text:span text:style-name="a377" text:class-names="">Click to edit Master title style</text:span><text:span text:style-name="a378" text:class-names=""/></text:p>
        </draw:text-box>
        <svg:title/>
        <svg:desc/>
      </draw:frame>
      <draw:frame draw:id="id89" presentation:style-name="a384" draw:name="Text Placeholder 2" svg:x="0.739in" svg:y="2.36328in" svg:width="4.57745in" svg:height="0.6302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90" presentation:style-name="a401" draw:name="Content Placeholder 3" svg:x="0.739in" svg:y="2.99349in" svg:width="4.57745in" svg:height="3.6134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05" draw:name="Text Placeholder 4" svg:x="5.56472in" svg:y="2.36328in" svg:width="4.57745in" svg:height="0.6302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2" presentation:style-name="a422" draw:name="Content Placeholder 5" svg:x="5.56472in" svg:y="2.99349in" svg:width="4.57745in" svg:height="3.61343in" presentation:class="object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  <text:list text:style-name="a411">
            <text:list-item>
              <text:list text:style-name="a411">
                <text:list-item>
                  <text:p text:style-name="a410" text:class-names="" text:cond-style-name=""><text:span text:style-name="a409" text:class-names="">Second level</text:span></text:p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p text:style-name="a413" text:class-names="" text:cond-style-name=""><text:span text:style-name="a412" text:class-names="">Third level</text:span></text:p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p text:style-name="a416" text:class-names="" text:cond-style-name=""><text:span text:style-name="a4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8" text:class-names="">Fifth level</text:span><text:span text:style-name="a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27" draw:name="Date Placeholder 6" svg:x="7.87963in" svg:y="6.60691in" svg:width="0.99731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94" presentation:style-name="a430" draw:name="Footer Placeholder 7" svg:x="0.74074in" svg:y="6.60691in" svg:width="6.8871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95" presentation:style-name="a434" draw:name="Slide Number Placeholder 8" svg:x="9.39486in" svg:y="6.60691in" svg:width="0.74731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77">
        <draw:frame draw:id="id16" presentation:style-name="a447" draw:name="Header Placeholder 1" svg:x="0in" svg:y="0in" svg:width="3.25in" svg:height="0.50174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17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8" text:class-names=""><text:date text:fixed="false" style:data-style-name="a449"/></text:span><text:span text:style-name="a45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453" draw:name="Slide Image Placeholder 3">
          <svg:title/>
          <svg:desc/>
        </draw:page-thumbnail>
        <draw:frame draw:id="id19" presentation:style-name="a469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Click to 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list text:style-name="a468">
                              <text:list-item>
                                <text:p text:style-name="a467" text:class-names="" text:cond-style-name=""><text:span text:style-name="a465" text:class-names="">Fifth level</text:span><text:span text:style-name="a4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72" draw:name="Footer Placeholder 5" svg:x="0in" svg:y="9.49826in" svg:width="3.25in" svg:height="0.50174in" presentation:class="foot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21" presentation:style-name="a476" draw:name="Slide Number Placeholder 6" svg:x="4.24826in" svg:y="9.49826in" svg:width="3.25in" svg:height="0.50174in" presentation:class="page-number" presentation:placeholder="false">
          <draw:text-box>
            <text:p text:style-name="a475" text:class-names="" text:cond-style-name=""><text:span text:style-name="a473" text:class-names=""><text:page-number style:num-format="1" text:fixed="false"/></text:span><text:span text:style-name="a47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78">
      <draw:g draw:name="Group 5" draw:id="id106">
        <svg:title/>
        <svg:desc/>
        <draw:connector draw:type="line" svg:x1="10.24826in" svg:y1="0in" svg:x2="11.5816in" svg:y2="7.5in" draw:id="id111" draw:layer="Master1-bg" draw:style-name="a495" draw:name="Straight Connector 6">
          <svg:title/>
          <svg:desc/>
        </draw:connector>
        <draw:connector draw:type="line" svg:x1="13.32986in" svg:y1="4.02604in" svg:x2="8.12037in" svg:y2="7.5in" draw:id="id112" draw:layer="Master1-bg" draw:style-name="a496" draw:name="Straight Connector 7">
          <svg:title/>
          <svg:desc/>
        </draw:connector>
        <draw:custom-shape svg:x="10.04098in" svg:y="-0.00926in" svg:width="3.28888in" svg:height="7.50926in" draw:id="id113" draw:layer="Master1-bg" draw:style-name="a4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14" draw:layer="Master1-bg" draw:style-name="a4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15" draw:layer="Master1-bg" draw:style-name="a499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6" draw:layer="Master1-bg" draw:style-name="a5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7" draw:layer="Master1-bg" draw:style-name="a5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8" draw:layer="Master1-bg" draw:style-name="a5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9" draw:layer="Master1-bg" draw:style-name="a503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0" draw:layer="Master1-bg" draw:style-name="a50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7" presentation:style-name="a482" draw:name="Title 1" svg:x="0.74074in" svg:y="0.66667in" svg:width="9.40143in" svg:height="1.44444in" presentation:class="title" presentation:placeholder="false">
        <draw:text-box>
          <text:p text:style-name="a481" text:class-names="" text:cond-style-name=""><text:span text:style-name="a479" text:class-names="">Click to edit Master title style</text:span><text:span text:style-name="a480" text:class-names=""/></text:p>
        </draw:text-box>
        <svg:title/>
        <svg:desc/>
      </draw:frame>
      <draw:frame draw:id="id108" presentation:style-name="a487" draw:name="Date Placeholder 2" svg:x="7.87963in" svg:y="6.60691in" svg:width="0.99731in" svg:height="0.39931in" presentation:class="date-time" presentation:placeholder="false">
        <draw:text-box>
          <text:p text:style-name="a486" text:class-names="" text:cond-style-name=""><text:span text:style-name="a483" text:class-names=""><text:date text:fixed="false" style:data-style-name="a484"/></text:span><text:span text:style-name="a485" text:class-names=""/></text:p>
        </draw:text-box>
        <svg:title/>
        <svg:desc/>
      </draw:frame>
      <draw:frame draw:id="id109" presentation:style-name="a490" draw:name="Footer Placeholder 3" svg:x="0.74074in" svg:y="6.60691in" svg:width="6.8871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110" presentation:style-name="a494" draw:name="Slide Number Placeholder 4" svg:x="9.39486in" svg:y="6.60691in" svg:width="0.74731in" svg:height="0.39931in" presentation:class="page-number" presentation:placeholder="false">
        <draw:text-box>
          <text:p text:style-name="a493" text:class-names="" text:cond-style-name=""><text:span text:style-name="a491" text:class-names=""><text:page-number style:num-format="1" text:fixed="false"/></text:span><text:span text:style-name="a492" text:class-names=""/></text:p>
        </draw:text-box>
        <svg:title/>
        <svg:desc/>
      </draw:frame>
      <presentation:notes style:page-layout-name="pageLayout2" draw:style-name="a537">
        <draw:frame draw:id="id16" presentation:style-name="a507" draw:name="Header Placeholder 1" svg:x="0in" svg:y="0in" svg:width="3.25in" svg:height="0.50174in" presentation:class="head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7" presentation:style-name="a512" draw:name="Date Placeholder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8" text:class-names=""><text:date text:fixed="false" style:data-style-name="a509"/></text:span><text:span text:style-name="a510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13" draw:name="Slide Image Placeholder 3">
          <svg:title/>
          <svg:desc/>
        </draw:page-thumbnail>
        <draw:frame draw:id="id19" presentation:style-name="a529" draw:name="Notes Placeholder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Click to edit Master text styles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cond level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list text:style-name="a528">
                              <text:list-item>
                                <text:p text:style-name="a527" text:class-names="" text:cond-style-name=""><text:span text:style-name="a525" text:class-names="">Fifth level</text:span><text:span text:style-name="a5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2" draw:name="Footer Placeholder 5" svg:x="0in" svg:y="9.49826in" svg:width="3.25in" svg:height="0.50174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21" presentation:style-name="a536" draw:name="Slide Number Placeholder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3" text:class-names=""><text:page-number style:num-format="1" text:fixed="false"/></text:span><text:span text:style-name="a53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38">
      <draw:g draw:name="Group 4" draw:id="id121">
        <svg:title/>
        <svg:desc/>
        <draw:connector draw:type="line" svg:x1="10.24826in" svg:y1="0in" svg:x2="11.5816in" svg:y2="7.5in" draw:id="id125" draw:layer="Master1-bg" draw:style-name="a551" draw:name="Straight Connector 5">
          <svg:title/>
          <svg:desc/>
        </draw:connector>
        <draw:connector draw:type="line" svg:x1="13.32986in" svg:y1="4.02604in" svg:x2="8.12037in" svg:y2="7.5in" draw:id="id126" draw:layer="Master1-bg" draw:style-name="a552" draw:name="Straight Connector 6">
          <svg:title/>
          <svg:desc/>
        </draw:connector>
        <draw:custom-shape svg:x="10.04098in" svg:y="-0.00926in" svg:width="3.28888in" svg:height="7.50926in" draw:id="id127" draw:layer="Master1-bg" draw:style-name="a55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8" draw:layer="Master1-bg" draw:style-name="a55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9" draw:layer="Master1-bg" draw:style-name="a555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0" draw:layer="Master1-bg" draw:style-name="a55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31" draw:layer="Master1-bg" draw:style-name="a55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2" draw:layer="Master1-bg" draw:style-name="a55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33" draw:layer="Master1-bg" draw:style-name="a559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4" draw:layer="Master1-bg" draw:style-name="a560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2" presentation:style-name="a543" draw:name="Date Placeholder 1" svg:x="7.87963in" svg:y="6.60691in" svg:width="0.99731in" svg:height="0.39931in" presentation:class="date-time" presentation:placeholder="false">
        <draw:text-box>
          <text:p text:style-name="a542" text:class-names="" text:cond-style-name=""><text:span text:style-name="a539" text:class-names=""><text:date text:fixed="false" style:data-style-name="a540"/></text:span><text:span text:style-name="a541" text:class-names=""/></text:p>
        </draw:text-box>
        <svg:title/>
        <svg:desc/>
      </draw:frame>
      <draw:frame draw:id="id123" presentation:style-name="a546" draw:name="Footer Placeholder 2" svg:x="0.74074in" svg:y="6.60691in" svg:width="6.88715in" svg:height="0.39931in" presentation:class="footer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124" presentation:style-name="a550" draw:name="Slide Number Placeholder 3" svg:x="9.39486in" svg:y="6.60691in" svg:width="0.74731in" svg:height="0.39931in" presentation:class="page-number" presentation:placeholder="false">
        <draw:text-box>
          <text:p text:style-name="a549" text:class-names="" text:cond-style-name=""><text:span text:style-name="a547" text:class-names=""><text:page-number style:num-format="1" text:fixed="false"/></text:span><text:span text:style-name="a548" text:class-names=""/></text:p>
        </draw:text-box>
        <svg:title/>
        <svg:desc/>
      </draw:frame>
      <presentation:notes style:page-layout-name="pageLayout2" draw:style-name="a593">
        <draw:frame draw:id="id16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7" presentation:style-name="a568" draw:name="Date Placehold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569" draw:name="Slide Image Placeholder 3">
          <svg:title/>
          <svg:desc/>
        </draw:page-thumbnail>
        <draw:frame draw:id="id19" presentation:style-name="a585" draw:name="Notes Placehold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ck to 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ifth le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88" draw:name="Footer Placehold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21" presentation:style-name="a592" draw:name="Slide Number Placeholder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94">
      <draw:g draw:name="Group 7" draw:id="id135">
        <svg:title/>
        <svg:desc/>
        <draw:connector draw:type="line" svg:x1="10.24826in" svg:y1="0in" svg:x2="11.5816in" svg:y2="7.5in" draw:id="id142" draw:layer="Master1-bg" draw:style-name="a632" draw:name="Straight Connector 8">
          <svg:title/>
          <svg:desc/>
        </draw:connector>
        <draw:connector draw:type="line" svg:x1="13.32986in" svg:y1="4.02604in" svg:x2="8.12037in" svg:y2="7.5in" draw:id="id143" draw:layer="Master1-bg" draw:style-name="a633" draw:name="Straight Connector 9">
          <svg:title/>
          <svg:desc/>
        </draw:connector>
        <draw:custom-shape svg:x="10.04098in" svg:y="-0.00926in" svg:width="3.28888in" svg:height="7.50926in" draw:id="id144" draw:layer="Master1-bg" draw:style-name="a6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45" draw:layer="Master1-bg" draw:style-name="a6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6" draw:layer="Master1-bg" draw:style-name="a636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7" draw:layer="Master1-bg" draw:style-name="a6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8" draw:layer="Master1-bg" draw:style-name="a6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9" draw:layer="Master1-bg" draw:style-name="a6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50" draw:layer="Master1-bg" draw:style-name="a64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1" draw:layer="Master1-bg" draw:style-name="a641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6" presentation:style-name="a598" draw:name="Title 1" svg:x="0.74074in" svg:y="1.63889in" svg:width="4.21536in" svg:height="1.39815in" presentation:class="title" presentation:placeholder="false">
        <draw:text-box>
          <text:p text:style-name="a597" text:class-names="" text:cond-style-name=""><text:span text:style-name="a595" text:class-names="">Click to edit Master title style</text:span><text:span text:style-name="a596" text:class-names=""/></text:p>
        </draw:text-box>
        <svg:title/>
        <svg:desc/>
      </draw:frame>
      <draw:frame draw:id="id137" presentation:style-name="a615" draw:name="Content Placeholder 2" svg:x="5.2061in" svg:y="0.56313in" svg:width="4.93607in" svg:height="6.04378in" presentation:class="object" presentation:placeholder="false">
        <draw:text-box>
          <text:list text:style-name="a601">
            <text:list-item>
              <text:p text:style-name="a600" text:class-names="" text:cond-style-name=""><text:span text:style-name="a599" text:class-names="">Click to edit Master text styles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Second level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hird level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list text:style-name="a614">
                        <text:list-item>
                          <text:list text:style-name="a614">
                            <text:list-item>
                              <text:p text:style-name="a613" text:class-names="" text:cond-style-name=""><text:span text:style-name="a611" text:class-names="">Fifth level</text:span><text:span text:style-name="a6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619" draw:name="Text Placeholder 3" svg:x="0.74074in" svg:y="3.03704in" svg:width="4.21536in" svg:height="2.82639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ck to edit Master text styles</text:span></text:p>
            </text:list-item>
          </text:list>
        </draw:text-box>
        <svg:title/>
        <svg:desc/>
      </draw:frame>
      <draw:frame draw:id="id139" presentation:style-name="a624" draw:name="Date Placeholder 4" svg:x="7.87963in" svg:y="6.60691in" svg:width="0.99731in" svg:height="0.39931in" presentation:class="date-time" presentation:placeholder="false">
        <draw:text-box>
          <text:p text:style-name="a623" text:class-names="" text:cond-style-name=""><text:span text:style-name="a620" text:class-names=""><text:date text:fixed="false" style:data-style-name="a621"/></text:span><text:span text:style-name="a622" text:class-names=""/></text:p>
        </draw:text-box>
        <svg:title/>
        <svg:desc/>
      </draw:frame>
      <draw:frame draw:id="id140" presentation:style-name="a627" draw:name="Footer Placeholder 5" svg:x="0.74074in" svg:y="6.60691in" svg:width="6.88715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41" presentation:style-name="a631" draw:name="Slide Number Placeholder 6" svg:x="9.39486in" svg:y="6.60691in" svg:width="0.74731in" svg:height="0.39931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74">
        <draw:frame draw:id="id16" presentation:style-name="a644" draw:name="Header Placeholder 1" svg:x="0in" svg:y="0in" svg:width="3.25in" svg:height="0.50174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7" presentation:style-name="a649" draw:name="Date Placeholder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5" text:class-names=""><text:date text:fixed="false" style:data-style-name="a646"/></text:span><text:span text:style-name="a64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650" draw:name="Slide Image Placeholder 3">
          <svg:title/>
          <svg:desc/>
        </draw:page-thumbnail>
        <draw:frame draw:id="id19" presentation:style-name="a666" draw:name="Notes Placeholder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Click to edit Master text styles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Second level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2" text:class-names="">Fifth level</text:span><text:span text:style-name="a6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69" draw:name="Footer Placeholder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21" presentation:style-name="a673" draw:name="Slide Number Placeholder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/></text:span><text:span text:style-name="a67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75">
      <draw:g draw:name="Group 7" draw:id="id152">
        <svg:title/>
        <svg:desc/>
        <draw:connector draw:type="line" svg:x1="10.24826in" svg:y1="0in" svg:x2="11.5816in" svg:y2="7.5in" draw:id="id159" draw:layer="Master1-bg" draw:style-name="a700" draw:name="Straight Connector 8">
          <svg:title/>
          <svg:desc/>
        </draw:connector>
        <draw:connector draw:type="line" svg:x1="13.32986in" svg:y1="4.02604in" svg:x2="8.12037in" svg:y2="7.5in" draw:id="id160" draw:layer="Master1-bg" draw:style-name="a701" draw:name="Straight Connector 9">
          <svg:title/>
          <svg:desc/>
        </draw:connector>
        <draw:custom-shape svg:x="10.04098in" svg:y="-0.00926in" svg:width="3.28888in" svg:height="7.50926in" draw:id="id161" draw:layer="Master1-bg" draw:style-name="a70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62" draw:layer="Master1-bg" draw:style-name="a70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63" draw:layer="Master1-bg" draw:style-name="a704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64" draw:layer="Master1-bg" draw:style-name="a70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65" draw:layer="Master1-bg" draw:style-name="a70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6" draw:layer="Master1-bg" draw:style-name="a70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7" draw:layer="Master1-bg" draw:style-name="a70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8" draw:layer="Master1-bg" draw:style-name="a709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53" presentation:style-name="a679" draw:name="Title 1" svg:x="0.74074in" svg:y="5.25in" svg:width="9.40143in" svg:height="0.61979in" presentation:class="title" presentation:placeholder="false">
        <draw:text-box>
          <text:p text:style-name="a678" text:class-names="" text:cond-style-name=""><text:span text:style-name="a676" text:class-names="">Click to edit Master title style</text:span><text:span text:style-name="a677" text:class-names=""/></text:p>
        </draw:text-box>
        <svg:title/>
        <svg:desc/>
      </draw:frame>
      <draw:frame draw:id="id154" presentation:style-name="a683" draw:name="Picture Placeholder 2" svg:x="0.74074in" svg:y="0.66667in" svg:width="9.40143in" svg:height="4.20573in" presentation:class="graphic" presentation:placeholder="false">
        <draw:text-box>
          <text:p text:style-name="a682" text:class-names="" text:cond-style-name=""><text:span text:style-name="a680" text:class-names="">Click icon to add picture</text:span><text:span text:style-name="a681" text:class-names=""/></text:p>
        </draw:text-box>
        <svg:title/>
        <svg:desc/>
      </draw:frame>
      <draw:frame draw:id="id155" presentation:style-name="a687" draw:name="Text Placeholder 3" svg:x="0.74074in" svg:y="5.86979in" svg:width="9.40143in" svg:height="0.73712in" presentation:class="outline" presentation:placeholder="false">
        <draw:text-box>
          <text:list text:style-name="a686">
            <text:list-item>
              <text:p text:style-name="a685" text:class-names="" text:cond-style-name=""><text:span text:style-name="a684" text:class-names="">Click to edit Master text styles</text:span></text:p>
            </text:list-item>
          </text:list>
        </draw:text-box>
        <svg:title/>
        <svg:desc/>
      </draw:frame>
      <draw:frame draw:id="id156" presentation:style-name="a692" draw:name="Date Placeholder 4" svg:x="7.87963in" svg:y="6.60691in" svg:width="0.99731in" svg:height="0.39931in" presentation:class="date-time" presentation:placeholder="false">
        <draw:text-box>
          <text:p text:style-name="a691" text:class-names="" text:cond-style-name=""><text:span text:style-name="a688" text:class-names=""><text:date text:fixed="false" style:data-style-name="a689"/></text:span><text:span text:style-name="a690" text:class-names=""/></text:p>
        </draw:text-box>
        <svg:title/>
        <svg:desc/>
      </draw:frame>
      <draw:frame draw:id="id157" presentation:style-name="a695" draw:name="Footer Placeholder 5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58" presentation:style-name="a699" draw:name="Slide Number Placeholder 6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6" text:class-names=""><text:page-number style:num-format="1" text:fixed="false"/></text:span><text:span text:style-name="a697" text:class-names=""/></text:p>
        </draw:text-box>
        <svg:title/>
        <svg:desc/>
      </draw:frame>
      <presentation:notes style:page-layout-name="pageLayout2" draw:style-name="a742">
        <draw:frame draw:id="id16" presentation:style-name="a712" draw:name="Header Placeholder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7" presentation:style-name="a717" draw:name="Date Placeholder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18" draw:name="Slide Image Placeholder 3">
          <svg:title/>
          <svg:desc/>
        </draw:page-thumbnail>
        <draw:frame draw:id="id19" presentation:style-name="a734" draw:name="Notes Placeholder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Click to edit Master text styles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Second level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Fifth level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21" presentation:style-name="a741" draw:name="Slide Number Placehold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743">
      <draw:g draw:name="Group 6" draw:id="id169">
        <svg:title/>
        <svg:desc/>
        <draw:connector draw:type="line" svg:x1="10.24826in" svg:y1="0in" svg:x2="11.5816in" svg:y2="7.5in" draw:id="id175" draw:layer="Master1-bg" draw:style-name="a764" draw:name="Straight Connector 7">
          <svg:title/>
          <svg:desc/>
        </draw:connector>
        <draw:connector draw:type="line" svg:x1="13.32986in" svg:y1="4.02604in" svg:x2="8.12037in" svg:y2="7.5in" draw:id="id176" draw:layer="Master1-bg" draw:style-name="a765" draw:name="Straight Connector 8">
          <svg:title/>
          <svg:desc/>
        </draw:connector>
        <draw:custom-shape svg:x="10.04098in" svg:y="-0.00926in" svg:width="3.28888in" svg:height="7.50926in" draw:id="id177" draw:layer="Master1-bg" draw:style-name="a76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8" draw:layer="Master1-bg" draw:style-name="a76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9" draw:layer="Master1-bg" draw:style-name="a76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80" draw:layer="Master1-bg" draw:style-name="a76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81" draw:layer="Master1-bg" draw:style-name="a77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82" draw:layer="Master1-bg" draw:style-name="a77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83" draw:layer="Master1-bg" draw:style-name="a77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84" draw:layer="Master1-bg" draw:style-name="a77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0" presentation:style-name="a747" draw:name="Title 1" svg:x="0.74074in" svg:y="0.66667in" svg:width="9.40143in" svg:height="3.72222in" presentation:class="title" presentation:placeholder="false">
        <draw:text-box>
          <text:p text:style-name="a746" text:class-names="" text:cond-style-name=""><text:span text:style-name="a744" text:class-names="">Click to edit Master title style</text:span><text:span text:style-name="a745" text:class-names=""/></text:p>
        </draw:text-box>
        <svg:title/>
        <svg:desc/>
      </draw:frame>
      <draw:frame draw:id="id171" presentation:style-name="a751" draw:name="Text Placeholder 2" svg:x="0.74074in" svg:y="4.88889in" svg:width="9.40143in" svg:height="1.71802in" presentation:class="outline" presentation:placeholder="false">
        <draw:text-box>
          <text:list text:style-name="a750">
            <text:list-item>
              <text:p text:style-name="a749" text:class-names="" text:cond-style-name=""><text:span text:style-name="a748" text:class-names="">Click to edit Master text styles</text:span></text:p>
            </text:list-item>
          </text:list>
        </draw:text-box>
        <svg:title/>
        <svg:desc/>
      </draw:frame>
      <draw:frame draw:id="id172" presentation:style-name="a756" draw:name="Date Placeholder 3" svg:x="7.87963in" svg:y="6.60691in" svg:width="0.99731in" svg:height="0.39931in" presentation:class="date-time" presentation:placeholder="false">
        <draw:text-box>
          <text:p text:style-name="a755" text:class-names="" text:cond-style-name=""><text:span text:style-name="a752" text:class-names=""><text:date text:fixed="false" style:data-style-name="a753"/></text:span><text:span text:style-name="a754" text:class-names=""/></text:p>
        </draw:text-box>
        <svg:title/>
        <svg:desc/>
      </draw:frame>
      <draw:frame draw:id="id173" presentation:style-name="a759" draw:name="Footer Placeholder 4" svg:x="0.74074in" svg:y="6.60691in" svg:width="6.88715in" svg:height="0.39931in" presentation:class="footer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174" presentation:style-name="a763" draw:name="Slide Number Placeholder 5" svg:x="9.39486in" svg:y="6.60691in" svg:width="0.74731in" svg:height="0.39931in" presentation:class="page-number" presentation:placeholder="false">
        <draw:text-box>
          <text:p text:style-name="a762" text:class-names="" text:cond-style-name=""><text:span text:style-name="a760" text:class-names=""><text:page-number style:num-format="1" text:fixed="false"/></text:span><text:span text:style-name="a761" text:class-names=""/></text:p>
        </draw:text-box>
        <svg:title/>
        <svg:desc/>
      </draw:frame>
      <presentation:notes style:page-layout-name="pageLayout2" draw:style-name="a806">
        <draw:frame draw:id="id16" presentation:style-name="a776" draw:name="Header Placeholder 1" svg:x="0in" svg:y="0in" svg:width="3.25in" svg:height="0.50174in" presentation:class="header" presentation:placeholder="false">
          <draw:text-box>
            <text:p text:style-name="a775" text:class-names="" text:cond-style-name=""><text:span text:style-name="a774" text:class-names=""/></text:p>
          </draw:text-box>
          <svg:title/>
          <svg:desc/>
        </draw:frame>
        <draw:frame draw:id="id17" presentation:style-name="a781" draw:name="Date Placeholder 2" svg:x="4.24826in" svg:y="0in" svg:width="3.25in" svg:height="0.50174in" presentation:class="date-time" presentation:placeholder="false">
          <draw:text-box>
            <text:p text:style-name="a780" text:class-names="" text:cond-style-name=""><text:span text:style-name="a777" text:class-names=""><text:date text:fixed="false" style:data-style-name="a778"/></text:span><text:span text:style-name="a77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782" draw:name="Slide Image Placeholder 3">
          <svg:title/>
          <svg:desc/>
        </draw:page-thumbnail>
        <draw:frame draw:id="id19" presentation:style-name="a798" draw:name="Notes Placeholder 4" svg:x="0.75in" svg:y="4.8125in" svg:width="6in" svg:height="3.9375in" presentation:class="notes" presentation:placeholder="false">
          <draw:text-box>
            <text:p text:style-name="a784" text:class-names="" text:cond-style-name=""><text:span text:style-name="a783" text:class-names="">Click to edit Master text styles</text:span></text:p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Second level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p text:style-name="a789" text:class-names="" text:cond-style-name=""><text:span text:style-name="a7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p text:style-name="a792" text:class-names="" text:cond-style-name=""><text:span text:style-name="a7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list text:style-name="a797">
                              <text:list-item>
                                <text:p text:style-name="a796" text:class-names="" text:cond-style-name=""><text:span text:style-name="a794" text:class-names="">Fifth level</text:span><text:span text:style-name="a7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01" draw:name="Footer Placeholder 5" svg:x="0in" svg:y="9.49826in" svg:width="3.25in" svg:height="0.50174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21" presentation:style-name="a805" draw:name="Slide Number Placeholder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2" text:class-names=""><text:page-number style:num-format="1" text:fixed="false"/></text:span><text:span text:style-name="a803" text:class-names=""/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807">
      <draw:g draw:name="Group 6" draw:id="id185">
        <svg:title/>
        <svg:desc/>
        <draw:connector draw:type="line" svg:x1="10.24826in" svg:y1="0in" svg:x2="11.5816in" svg:y2="7.5in" draw:id="id194" draw:layer="Master1-bg" draw:style-name="a838" draw:name="Straight Connector 7">
          <svg:title/>
          <svg:desc/>
        </draw:connector>
        <draw:connector draw:type="line" svg:x1="13.32986in" svg:y1="4.02604in" svg:x2="8.12037in" svg:y2="7.5in" draw:id="id195" draw:layer="Master1-bg" draw:style-name="a839" draw:name="Straight Connector 8">
          <svg:title/>
          <svg:desc/>
        </draw:connector>
        <draw:custom-shape svg:x="10.04098in" svg:y="-0.00926in" svg:width="3.28888in" svg:height="7.50926in" draw:id="id196" draw:layer="Master1-bg" draw:style-name="a84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7" draw:layer="Master1-bg" draw:style-name="a84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8" draw:layer="Master1-bg" draw:style-name="a842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9" draw:layer="Master1-bg" draw:style-name="a84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00" draw:layer="Master1-bg" draw:style-name="a84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01" draw:layer="Master1-bg" draw:style-name="a84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02" draw:layer="Master1-bg" draw:style-name="a84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03" draw:layer="Master1-bg" draw:style-name="a847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6" presentation:style-name="a811" draw:name="Title 1" svg:x="1.01852in" svg:y="0.66667in" svg:width="8.85185in" svg:height="3.30556in" presentation:class="title" presentation:placeholder="false">
        <draw:text-box>
          <text:p text:style-name="a810" text:class-names="" text:cond-style-name=""><text:span text:style-name="a808" text:class-names="">Click to edit Master title style</text:span><text:span text:style-name="a809" text:class-names=""/></text:p>
        </draw:text-box>
        <svg:title/>
        <svg:desc/>
      </draw:frame>
      <draw:frame draw:id="id187" presentation:style-name="a815" draw:name="Text Placeholder 9" svg:x="1.49403in" svg:y="3.97222in" svg:width="7.90084in" svg:height="0.41667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ck to edit Master text styles</text:span></text:p>
            </text:list-item>
          </text:list>
        </draw:text-box>
        <svg:title/>
        <svg:desc/>
      </draw:frame>
      <draw:frame draw:id="id188" presentation:style-name="a819" draw:name="Text Placeholder 2" svg:x="0.74074in" svg:y="4.88889in" svg:width="9.40143in" svg:height="1.71802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draw:frame draw:id="id189" presentation:style-name="a824" draw:name="Date Placeholder 3" svg:x="7.87963in" svg:y="6.60691in" svg:width="0.99731in" svg:height="0.39931in" presentation:class="date-time" presentation:placeholder="false">
        <draw:text-box>
          <text:p text:style-name="a823" text:class-names="" text:cond-style-name=""><text:span text:style-name="a820" text:class-names=""><text:date text:fixed="false" style:data-style-name="a821"/></text:span><text:span text:style-name="a822" text:class-names=""/></text:p>
        </draw:text-box>
        <svg:title/>
        <svg:desc/>
      </draw:frame>
      <draw:frame draw:id="id190" presentation:style-name="a827" draw:name="Footer Placeholder 4" svg:x="0.74074in" svg:y="6.60691in" svg:width="6.88715in" svg:height="0.39931in" presentation:class="footer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191" presentation:style-name="a831" draw:name="Slide Number Placeholder 5" svg:x="9.39486in" svg:y="6.60691in" svg:width="0.74731in" svg:height="0.39931in" presentation:class="page-number" presentation:placeholder="false">
        <draw:text-box>
          <text:p text:style-name="a830" text:class-names="" text:cond-style-name=""><text:span text:style-name="a828" text:class-names=""><text:page-number style:num-format="1" text:fixed="false"/></text:span><text:span text:style-name="a829" text:class-names=""/></text:p>
        </draw:text-box>
        <svg:title/>
        <svg:desc/>
      </draw:frame>
      <draw:frame draw:id="id192" draw:style-name="a834" draw:name="TextBox 19" svg:x="0.5926in" svg:y="0.86437in" svg:width="0.66667in" svg:height="0.63952in">
        <draw:text-box>
          <text:p text:style-name="a833" text:class-names="" text:cond-style-name=""><text:span text:style-name="a832" text:class-names="">“</text:span></text:p>
        </draw:text-box>
        <svg:title/>
        <svg:desc/>
      </draw:frame>
      <draw:frame draw:id="id193" draw:style-name="a837" draw:name="TextBox 21" svg:x="9.72552in" svg:y="3.15678in" svg:width="0.66667in" svg:height="0.63952in">
        <draw:text-box>
          <text:p text:style-name="a836" text:class-names="" text:cond-style-name=""><text:span text:style-name="a835" text:class-names="">”</text:span></text:p>
        </draw:text-box>
        <svg:title/>
        <svg:desc/>
      </draw:frame>
      <presentation:notes style:page-layout-name="pageLayout2" draw:style-name="a880">
        <draw:frame draw:id="id16" presentation:style-name="a850" draw:name="Header Placeholder 1" svg:x="0in" svg:y="0in" svg:width="3.25in" svg:height="0.50174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7" presentation:style-name="a855" draw:name="Date Placeholder 2" svg:x="4.24826in" svg:y="0in" svg:width="3.25in" svg:height="0.50174in" presentation:class="date-time" presentation:placeholder="false">
          <draw:text-box>
            <text:p text:style-name="a854" text:class-names="" text:cond-style-name=""><text:span text:style-name="a851" text:class-names=""><text:date text:fixed="false" style:data-style-name="a852"/></text:span><text:span text:style-name="a85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856" draw:name="Slide Image Placeholder 3">
          <svg:title/>
          <svg:desc/>
        </draw:page-thumbnail>
        <draw:frame draw:id="id19" presentation:style-name="a872" draw:name="Notes Placeholder 4" svg:x="0.75in" svg:y="4.8125in" svg:width="6in" svg:height="3.9375in" presentation:class="notes" presentation:placeholder="false">
          <draw:text-box>
            <text:p text:style-name="a858" text:class-names="" text:cond-style-name=""><text:span text:style-name="a857" text:class-names="">Click to edit Master text styles</text:span></text:p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Second level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p text:style-name="a863" text:class-names="" text:cond-style-name=""><text:span text:style-name="a8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p text:style-name="a866" text:class-names="" text:cond-style-name=""><text:span text:style-name="a8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list text:style-name="a871">
                              <text:list-item>
                                <text:p text:style-name="a870" text:class-names="" text:cond-style-name=""><text:span text:style-name="a868" text:class-names="">Fifth level</text:span><text:span text:style-name="a8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75" draw:name="Footer Placeholder 5" svg:x="0in" svg:y="9.49826in" svg:width="3.25in" svg:height="0.50174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21" presentation:style-name="a879" draw:name="Slide Number Placeholder 6" svg:x="4.24826in" svg:y="9.49826in" svg:width="3.25in" svg:height="0.50174in" presentation:class="page-number" presentation:placeholder="false">
          <draw:text-box>
            <text:p text:style-name="a878" text:class-names="" text:cond-style-name=""><text:span text:style-name="a876" text:class-names=""><text:page-number style:num-format="1" text:fixed="false"/></text:span><text:span text:style-name="a877" text:class-names=""/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881">
      <draw:g draw:name="Group 6" draw:id="id204">
        <svg:title/>
        <svg:desc/>
        <draw:connector draw:type="line" svg:x1="10.24826in" svg:y1="0in" svg:x2="11.5816in" svg:y2="7.5in" draw:id="id210" draw:layer="Master1-bg" draw:style-name="a902" draw:name="Straight Connector 7">
          <svg:title/>
          <svg:desc/>
        </draw:connector>
        <draw:connector draw:type="line" svg:x1="13.32986in" svg:y1="4.02604in" svg:x2="8.12037in" svg:y2="7.5in" draw:id="id211" draw:layer="Master1-bg" draw:style-name="a903" draw:name="Straight Connector 8">
          <svg:title/>
          <svg:desc/>
        </draw:connector>
        <draw:custom-shape svg:x="10.04098in" svg:y="-0.00926in" svg:width="3.28888in" svg:height="7.50926in" draw:id="id212" draw:layer="Master1-bg" draw:style-name="a90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13" draw:layer="Master1-bg" draw:style-name="a90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14" draw:layer="Master1-bg" draw:style-name="a90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15" draw:layer="Master1-bg" draw:style-name="a90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6" draw:layer="Master1-bg" draw:style-name="a90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7" draw:layer="Master1-bg" draw:style-name="a90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8" draw:layer="Master1-bg" draw:style-name="a91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9" draw:layer="Master1-bg" draw:style-name="a91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05" presentation:style-name="a885" draw:name="Title 1" svg:x="0.74074in" svg:y="2.11285in" svg:width="9.40143in" svg:height="2.83843in" presentation:class="title" presentation:placeholder="false">
        <draw:text-box>
          <text:p text:style-name="a884" text:class-names="" text:cond-style-name=""><text:span text:style-name="a882" text:class-names="">Click to edit Master title style</text:span><text:span text:style-name="a883" text:class-names=""/></text:p>
        </draw:text-box>
        <svg:title/>
        <svg:desc/>
      </draw:frame>
      <draw:frame draw:id="id206" presentation:style-name="a889" draw:name="Text Placeholder 2" svg:x="0.74074in" svg:y="4.95128in" svg:width="9.40143in" svg:height="1.65564in" presentation:class="outline" presentation:placeholder="false">
        <draw:text-box>
          <text:list text:style-name="a888">
            <text:list-item>
              <text:p text:style-name="a887" text:class-names="" text:cond-style-name=""><text:span text:style-name="a886" text:class-names="">Click to edit Master text styles</text:span></text:p>
            </text:list-item>
          </text:list>
        </draw:text-box>
        <svg:title/>
        <svg:desc/>
      </draw:frame>
      <draw:frame draw:id="id207" presentation:style-name="a894" draw:name="Date Placeholder 3" svg:x="7.87963in" svg:y="6.60691in" svg:width="0.99731in" svg:height="0.39931in" presentation:class="date-time" presentation:placeholder="false">
        <draw:text-box>
          <text:p text:style-name="a893" text:class-names="" text:cond-style-name=""><text:span text:style-name="a890" text:class-names=""><text:date text:fixed="false" style:data-style-name="a891"/></text:span><text:span text:style-name="a892" text:class-names=""/></text:p>
        </draw:text-box>
        <svg:title/>
        <svg:desc/>
      </draw:frame>
      <draw:frame draw:id="id208" presentation:style-name="a897" draw:name="Footer Placeholder 4" svg:x="0.74074in" svg:y="6.60691in" svg:width="6.88715in" svg:height="0.39931in" presentation:class="footer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209" presentation:style-name="a901" draw:name="Slide Number Placeholder 5" svg:x="9.39486in" svg:y="6.60691in" svg:width="0.74731in" svg:height="0.39931in" presentation:class="page-number" presentation:placeholder="false">
        <draw:text-box>
          <text:p text:style-name="a900" text:class-names="" text:cond-style-name=""><text:span text:style-name="a898" text:class-names=""><text:page-number style:num-format="1" text:fixed="false"/></text:span><text:span text:style-name="a899" text:class-names=""/></text:p>
        </draw:text-box>
        <svg:title/>
        <svg:desc/>
      </draw:frame>
      <presentation:notes style:page-layout-name="pageLayout2" draw:style-name="a944">
        <draw:frame draw:id="id16" presentation:style-name="a914" draw:name="Header Placeholder 1" svg:x="0in" svg:y="0in" svg:width="3.25in" svg:height="0.50174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7" presentation:style-name="a919" draw:name="Date Placeholder 2" svg:x="4.24826in" svg:y="0in" svg:width="3.25in" svg:height="0.50174in" presentation:class="date-time" presentation:placeholder="false">
          <draw:text-box>
            <text:p text:style-name="a918" text:class-names="" text:cond-style-name=""><text:span text:style-name="a915" text:class-names=""><text:date text:fixed="false" style:data-style-name="a916"/></text:span><text:span text:style-name="a917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20" draw:name="Slide Image Placeholder 3">
          <svg:title/>
          <svg:desc/>
        </draw:page-thumbnail>
        <draw:frame draw:id="id19" presentation:style-name="a936" draw:name="Notes Placeholder 4" svg:x="0.75in" svg:y="4.8125in" svg:width="6in" svg:height="3.9375in" presentation:class="notes" presentation:placeholder="false">
          <draw:text-box>
            <text:p text:style-name="a922" text:class-names="" text:cond-style-name=""><text:span text:style-name="a921" text:class-names="">Click to edit Master text styles</text:span></text:p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Second level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p text:style-name="a927" text:class-names="" text:cond-style-name=""><text:span text:style-name="a9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p text:style-name="a930" text:class-names="" text:cond-style-name=""><text:span text:style-name="a9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list text:style-name="a935">
                          <text:list-item>
                            <text:list text:style-name="a935">
                              <text:list-item>
                                <text:p text:style-name="a934" text:class-names="" text:cond-style-name=""><text:span text:style-name="a932" text:class-names="">Fifth level</text:span><text:span text:style-name="a9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39" draw:name="Footer Placeholder 5" svg:x="0in" svg:y="9.49826in" svg:width="3.25in" svg:height="0.50174in" presentation:class="foot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21" presentation:style-name="a943" draw:name="Slide Number Placeholder 6" svg:x="4.24826in" svg:y="9.49826in" svg:width="3.25in" svg:height="0.50174in" presentation:class="page-number" presentation:placeholder="false">
          <draw:text-box>
            <text:p text:style-name="a942" text:class-names="" text:cond-style-name=""><text:span text:style-name="a940" text:class-names=""><text:page-number style:num-format="1" text:fixed="false"/></text:span><text:span text:style-name="a941" text:class-names=""/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945">
      <draw:g draw:name="Group 6" draw:id="id220">
        <svg:title/>
        <svg:desc/>
        <draw:connector draw:type="line" svg:x1="10.24826in" svg:y1="0in" svg:x2="11.5816in" svg:y2="7.5in" draw:id="id229" draw:layer="Master1-bg" draw:style-name="a976" draw:name="Straight Connector 7">
          <svg:title/>
          <svg:desc/>
        </draw:connector>
        <draw:connector draw:type="line" svg:x1="13.32986in" svg:y1="4.02604in" svg:x2="8.12037in" svg:y2="7.5in" draw:id="id230" draw:layer="Master1-bg" draw:style-name="a977" draw:name="Straight Connector 8">
          <svg:title/>
          <svg:desc/>
        </draw:connector>
        <draw:custom-shape svg:x="10.04098in" svg:y="-0.00926in" svg:width="3.28888in" svg:height="7.50926in" draw:id="id231" draw:layer="Master1-bg" draw:style-name="a97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32" draw:layer="Master1-bg" draw:style-name="a97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33" draw:layer="Master1-bg" draw:style-name="a980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34" draw:layer="Master1-bg" draw:style-name="a98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35" draw:layer="Master1-bg" draw:style-name="a98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6" draw:layer="Master1-bg" draw:style-name="a98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7" draw:layer="Master1-bg" draw:style-name="a98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8" draw:layer="Master1-bg" draw:style-name="a985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21" presentation:style-name="a949" draw:name="Title 1" svg:x="1.01852in" svg:y="0.66667in" svg:width="8.85185in" svg:height="3.30556in" presentation:class="title" presentation:placeholder="false">
        <draw:text-box>
          <text:p text:style-name="a948" text:class-names="" text:cond-style-name=""><text:span text:style-name="a946" text:class-names="">Click to edit Master title style</text:span><text:span text:style-name="a947" text:class-names=""/></text:p>
        </draw:text-box>
        <svg:title/>
        <svg:desc/>
      </draw:frame>
      <draw:frame draw:id="id222" presentation:style-name="a953" draw:name="Text Placeholder 9" svg:x="0.74074in" svg:y="4.38889in" svg:width="9.40143in" svg:height="0.56239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Click to edit Master text styles</text:span></text:p>
            </text:list-item>
          </text:list>
        </draw:text-box>
        <svg:title/>
        <svg:desc/>
      </draw:frame>
      <draw:frame draw:id="id223" presentation:style-name="a957" draw:name="Text Placeholder 2" svg:x="0.74074in" svg:y="4.95128in" svg:width="9.40143in" svg:height="1.65564in" presentation:class="outline" presentation:placeholder="false">
        <draw:text-box>
          <text:list text:style-name="a956">
            <text:list-item>
              <text:p text:style-name="a955" text:class-names="" text:cond-style-name=""><text:span text:style-name="a954" text:class-names="">Click to edit Master text styles</text:span></text:p>
            </text:list-item>
          </text:list>
        </draw:text-box>
        <svg:title/>
        <svg:desc/>
      </draw:frame>
      <draw:frame draw:id="id224" presentation:style-name="a962" draw:name="Date Placeholder 3" svg:x="7.87963in" svg:y="6.60691in" svg:width="0.99731in" svg:height="0.39931in" presentation:class="date-time" presentation:placeholder="false">
        <draw:text-box>
          <text:p text:style-name="a961" text:class-names="" text:cond-style-name=""><text:span text:style-name="a958" text:class-names=""><text:date text:fixed="false" style:data-style-name="a959"/></text:span><text:span text:style-name="a960" text:class-names=""/></text:p>
        </draw:text-box>
        <svg:title/>
        <svg:desc/>
      </draw:frame>
      <draw:frame draw:id="id225" presentation:style-name="a965" draw:name="Footer Placeholder 4" svg:x="0.74074in" svg:y="6.60691in" svg:width="6.88715in" svg:height="0.39931in" presentation:class="footer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226" presentation:style-name="a969" draw:name="Slide Number Placeholder 5" svg:x="9.39486in" svg:y="6.60691in" svg:width="0.74731in" svg:height="0.39931in" presentation:class="page-number" presentation:placeholder="false">
        <draw:text-box>
          <text:p text:style-name="a968" text:class-names="" text:cond-style-name=""><text:span text:style-name="a966" text:class-names=""><text:page-number style:num-format="1" text:fixed="false"/></text:span><text:span text:style-name="a967" text:class-names=""/></text:p>
        </draw:text-box>
        <svg:title/>
        <svg:desc/>
      </draw:frame>
      <draw:frame draw:id="id227" draw:style-name="a972" draw:name="TextBox 23" svg:x="0.5926in" svg:y="0.86437in" svg:width="0.66667in" svg:height="0.63952in">
        <draw:text-box>
          <text:p text:style-name="a971" text:class-names="" text:cond-style-name=""><text:span text:style-name="a970" text:class-names="">“</text:span></text:p>
        </draw:text-box>
        <svg:title/>
        <svg:desc/>
      </draw:frame>
      <draw:frame draw:id="id228" draw:style-name="a975" draw:name="TextBox 24" svg:x="9.72552in" svg:y="3.15678in" svg:width="0.66667in" svg:height="0.63952in">
        <draw:text-box>
          <text:p text:style-name="a974" text:class-names="" text:cond-style-name=""><text:span text:style-name="a973" text:class-names="">”</text:span></text:p>
        </draw:text-box>
        <svg:title/>
        <svg:desc/>
      </draw:frame>
      <presentation:notes style:page-layout-name="pageLayout2" draw:style-name="a1018">
        <draw:frame draw:id="id16" presentation:style-name="a988" draw:name="Header Placehold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7" presentation:style-name="a993" draw:name="Date Placehold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/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994" draw:name="Slide Image Placeholder 3">
          <svg:title/>
          <svg:desc/>
        </draw:page-thumbnail>
        <draw:frame draw:id="id19" presentation:style-name="a1010" draw:name="Notes Placehold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Click to edit Master text styles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cond level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list text:style-name="a1009">
                              <text:list-item>
                                <text:p text:style-name="a1008" text:class-names="" text:cond-style-name=""><text:span text:style-name="a1006" text:class-names="">Fifth level</text:span><text:span text:style-name="a10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13" draw:name="Footer Placeholder 5" svg:x="0in" svg:y="9.49826in" svg:width="3.25in" svg:height="0.50174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21" presentation:style-name="a1017" draw:name="Slide Number Placeholder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1019">
      <draw:g draw:name="Group 6" draw:id="id239">
        <svg:title/>
        <svg:desc/>
        <draw:connector draw:type="line" svg:x1="10.24826in" svg:y1="0in" svg:x2="11.5816in" svg:y2="7.5in" draw:id="id246" draw:layer="Master1-bg" draw:style-name="a1044" draw:name="Straight Connector 7">
          <svg:title/>
          <svg:desc/>
        </draw:connector>
        <draw:connector draw:type="line" svg:x1="13.32986in" svg:y1="4.02604in" svg:x2="8.12037in" svg:y2="7.5in" draw:id="id247" draw:layer="Master1-bg" draw:style-name="a1045" draw:name="Straight Connector 8">
          <svg:title/>
          <svg:desc/>
        </draw:connector>
        <draw:custom-shape svg:x="10.04098in" svg:y="-0.00926in" svg:width="3.28888in" svg:height="7.50926in" draw:id="id248" draw:layer="Master1-bg" draw:style-name="a104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9" draw:layer="Master1-bg" draw:style-name="a104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50" draw:layer="Master1-bg" draw:style-name="a104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51" draw:layer="Master1-bg" draw:style-name="a104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52" draw:layer="Master1-bg" draw:style-name="a105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53" draw:layer="Master1-bg" draw:style-name="a105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54" draw:layer="Master1-bg" draw:style-name="a105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55" draw:layer="Master1-bg" draw:style-name="a105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40" presentation:style-name="a1023" draw:name="Title 1" svg:x="0.75in" svg:y="0.66667in" svg:width="9.39217in" svg:height="3.30556in" presentation:class="title" presentation:placeholder="false">
        <draw:text-box>
          <text:p text:style-name="a1022" text:class-names="" text:cond-style-name=""><text:span text:style-name="a1020" text:class-names="">Click to edit Master title style</text:span><text:span text:style-name="a1021" text:class-names=""/></text:p>
        </draw:text-box>
        <svg:title/>
        <svg:desc/>
      </draw:frame>
      <draw:frame draw:id="id241" presentation:style-name="a1027" draw:name="Text Placeholder 9" svg:x="0.74074in" svg:y="4.38889in" svg:width="9.40143in" svg:height="0.56239in" presentation:class="outline" presentation:placeholder="false">
        <draw:text-box>
          <text:list text:style-name="a1026">
            <text:list-item>
              <text:p text:style-name="a1025" text:class-names="" text:cond-style-name=""><text:span text:style-name="a1024" text:class-names="">Click to edit Master text styles</text:span></text:p>
            </text:list-item>
          </text:list>
        </draw:text-box>
        <svg:title/>
        <svg:desc/>
      </draw:frame>
      <draw:frame draw:id="id242" presentation:style-name="a1031" draw:name="Text Placeholder 2" svg:x="0.74074in" svg:y="4.95128in" svg:width="9.40143in" svg:height="1.65564in" presentation:class="outline" presentation:placeholder="false">
        <draw:text-box>
          <text:list text:style-name="a1030">
            <text:list-item>
              <text:p text:style-name="a1029" text:class-names="" text:cond-style-name=""><text:span text:style-name="a1028" text:class-names="">Click to edit Master text styles</text:span></text:p>
            </text:list-item>
          </text:list>
        </draw:text-box>
        <svg:title/>
        <svg:desc/>
      </draw:frame>
      <draw:frame draw:id="id243" presentation:style-name="a1036" draw:name="Date Placeholder 3" svg:x="7.87963in" svg:y="6.60691in" svg:width="0.99731in" svg:height="0.39931in" presentation:class="date-time" presentation:placeholder="false">
        <draw:text-box>
          <text:p text:style-name="a1035" text:class-names="" text:cond-style-name=""><text:span text:style-name="a1032" text:class-names=""><text:date text:fixed="false" style:data-style-name="a1033"/></text:span><text:span text:style-name="a1034" text:class-names=""/></text:p>
        </draw:text-box>
        <svg:title/>
        <svg:desc/>
      </draw:frame>
      <draw:frame draw:id="id244" presentation:style-name="a1039" draw:name="Footer Placeholder 4" svg:x="0.74074in" svg:y="6.60691in" svg:width="6.88715in" svg:height="0.39931in" presentation:class="footer" presentation:placeholder="false">
        <draw:text-box>
          <text:p text:style-name="a1038" text:class-names="" text:cond-style-name=""><text:span text:style-name="a1037" text:class-names=""/></text:p>
        </draw:text-box>
        <svg:title/>
        <svg:desc/>
      </draw:frame>
      <draw:frame draw:id="id245" presentation:style-name="a1043" draw:name="Slide Number Placeholder 5" svg:x="9.39486in" svg:y="6.60691in" svg:width="0.74731in" svg:height="0.39931in" presentation:class="page-number" presentation:placeholder="false">
        <draw:text-box>
          <text:p text:style-name="a1042" text:class-names="" text:cond-style-name=""><text:span text:style-name="a1040" text:class-names=""><text:page-number style:num-format="1" text:fixed="false"/></text:span><text:span text:style-name="a1041" text:class-names=""/></text:p>
        </draw:text-box>
        <svg:title/>
        <svg:desc/>
      </draw:frame>
      <presentation:notes style:page-layout-name="pageLayout2" draw:style-name="a1086">
        <draw:frame draw:id="id16" presentation:style-name="a1056" draw:name="Header Placeholder 1" svg:x="0in" svg:y="0in" svg:width="3.25in" svg:height="0.50174in" presentation:class="header" presentation:placeholder="false">
          <draw:text-box>
            <text:p text:style-name="a1055" text:class-names="" text:cond-style-name=""><text:span text:style-name="a1054" text:class-names=""/></text:p>
          </draw:text-box>
          <svg:title/>
          <svg:desc/>
        </draw:frame>
        <draw:frame draw:id="id17" presentation:style-name="a1061" draw:name="Date Placeholder 2" svg:x="4.24826in" svg:y="0in" svg:width="3.25in" svg:height="0.50174in" presentation:class="date-time" presentation:placeholder="false">
          <draw:text-box>
            <text:p text:style-name="a1060" text:class-names="" text:cond-style-name=""><text:span text:style-name="a1057" text:class-names=""><text:date text:fixed="false" style:data-style-name="a1058"/></text:span><text:span text:style-name="a1059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062" draw:name="Slide Image Placeholder 3">
          <svg:title/>
          <svg:desc/>
        </draw:page-thumbnail>
        <draw:frame draw:id="id19" presentation:style-name="a1078" draw:name="Notes Placeholder 4" svg:x="0.75in" svg:y="4.8125in" svg:width="6in" svg:height="3.9375in" presentation:class="notes" presentation:placeholder="false">
          <draw:text-box>
            <text:p text:style-name="a1064" text:class-names="" text:cond-style-name=""><text:span text:style-name="a1063" text:class-names="">Click to edit Master text styles</text:span></text:p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Second level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p text:style-name="a1069" text:class-names="" text:cond-style-name=""><text:span text:style-name="a10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list text:style-name="a1073">
                          <text:list-item>
                            <text:p text:style-name="a1072" text:class-names="" text:cond-style-name=""><text:span text:style-name="a10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list text:style-name="a1077">
                              <text:list-item>
                                <text:p text:style-name="a1076" text:class-names="" text:cond-style-name=""><text:span text:style-name="a1074" text:class-names="">Fifth level</text:span><text:span text:style-name="a10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1" draw:name="Footer Placeholder 5" svg:x="0in" svg:y="9.49826in" svg:width="3.25in" svg:height="0.50174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21" presentation:style-name="a1085" draw:name="Slide Number Placeholder 6" svg:x="4.24826in" svg:y="9.49826in" svg:width="3.25in" svg:height="0.50174in" presentation:class="page-number" presentation:placeholder="false">
          <draw:text-box>
            <text:p text:style-name="a1084" text:class-names="" text:cond-style-name=""><text:span text:style-name="a1082" text:class-names=""><text:page-number style:num-format="1" text:fixed="false"/></text:span><text:span text:style-name="a1083" text:class-names=""/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087">
      <draw:g draw:name="Group 6" draw:id="id256">
        <svg:title/>
        <svg:desc/>
        <draw:connector draw:type="line" svg:x1="10.24826in" svg:y1="0in" svg:x2="11.5816in" svg:y2="7.5in" draw:id="id262" draw:layer="Master1-bg" draw:style-name="a1121" draw:name="Straight Connector 7">
          <svg:title/>
          <svg:desc/>
        </draw:connector>
        <draw:connector draw:type="line" svg:x1="13.32986in" svg:y1="4.02604in" svg:x2="8.12037in" svg:y2="7.5in" draw:id="id263" draw:layer="Master1-bg" draw:style-name="a1122" draw:name="Straight Connector 8">
          <svg:title/>
          <svg:desc/>
        </draw:connector>
        <draw:custom-shape svg:x="10.04098in" svg:y="-0.00926in" svg:width="3.28888in" svg:height="7.50926in" draw:id="id264" draw:layer="Master1-bg" draw:style-name="a112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5" draw:layer="Master1-bg" draw:style-name="a112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6" draw:layer="Master1-bg" draw:style-name="a1125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7" draw:layer="Master1-bg" draw:style-name="a112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8" draw:layer="Master1-bg" draw:style-name="a112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9" draw:layer="Master1-bg" draw:style-name="a112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70" draw:layer="Master1-bg" draw:style-name="a1129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71" draw:layer="Master1-bg" draw:style-name="a113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7" presentation:style-name="a1091" draw:name="Title 1" svg:x="0.74074in" svg:y="0.66667in" svg:width="9.40143in" svg:height="1.44444in" presentation:class="title" presentation:placeholder="false">
        <draw:text-box>
          <text:p text:style-name="a1090" text:class-names="" text:cond-style-name=""><text:span text:style-name="a1088" text:class-names="">Click to edit Master title style</text:span><text:span text:style-name="a1089" text:class-names=""/></text:p>
        </draw:text-box>
        <svg:title/>
        <svg:desc/>
      </draw:frame>
      <draw:frame draw:id="id258" presentation:style-name="a1108" draw:name="Vertical Text Placeholder 2" svg:x="0.74074in" svg:y="2.36285in" svg:width="9.40143in" svg:height="4.24406in" presentation:class="outlin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Click to edit Master text styles</text:span></text:p>
            </text:list-item>
          </text:list>
          <text:list text:style-name="a1097">
            <text:list-item>
              <text:list text:style-name="a1097">
                <text:list-item>
                  <text:p text:style-name="a1096" text:class-names="" text:cond-style-name=""><text:span text:style-name="a1095" text:class-names="">Second level</text:span></text:p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p text:style-name="a1099" text:class-names="" text:cond-style-name=""><text:span text:style-name="a10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3">
            <text:list-item>
              <text:list text:style-name="a1103">
                <text:list-item>
                  <text:list text:style-name="a1103">
                    <text:list-item>
                      <text:list text:style-name="a1103">
                        <text:list-item>
                          <text:p text:style-name="a1102" text:class-names="" text:cond-style-name=""><text:span text:style-name="a11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7">
            <text:list-item>
              <text:list text:style-name="a1107">
                <text:list-item>
                  <text:list text:style-name="a1107">
                    <text:list-item>
                      <text:list text:style-name="a1107">
                        <text:list-item>
                          <text:list text:style-name="a1107">
                            <text:list-item>
                              <text:p text:style-name="a1106" text:class-names="" text:cond-style-name=""><text:span text:style-name="a1104" text:class-names="">Fifth level</text:span><text:span text:style-name="a1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113" draw:name="Date Placeholder 3" svg:x="7.87963in" svg:y="6.60691in" svg:width="0.99731in" svg:height="0.39931in" presentation:class="date-time" presentation:placeholder="false">
        <draw:text-box>
          <text:p text:style-name="a1112" text:class-names="" text:cond-style-name=""><text:span text:style-name="a1109" text:class-names=""><text:date text:fixed="false" style:data-style-name="a1110"/></text:span><text:span text:style-name="a1111" text:class-names=""/></text:p>
        </draw:text-box>
        <svg:title/>
        <svg:desc/>
      </draw:frame>
      <draw:frame draw:id="id260" presentation:style-name="a1116" draw:name="Footer Placeholder 4" svg:x="0.74074in" svg:y="6.60691in" svg:width="6.88715in" svg:height="0.39931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261" presentation:style-name="a1120" draw:name="Slide Number Placeholder 5" svg:x="9.39486in" svg:y="6.60691in" svg:width="0.74731in" svg:height="0.39931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/></text:span><text:span text:style-name="a1118" text:class-names=""/></text:p>
        </draw:text-box>
        <svg:title/>
        <svg:desc/>
      </draw:frame>
      <presentation:notes style:page-layout-name="pageLayout2" draw:style-name="a1163">
        <draw:frame draw:id="id16" presentation:style-name="a1133" draw:name="Header Placeholder 1" svg:x="0in" svg:y="0in" svg:width="3.25in" svg:height="0.50174in" presentation:class="head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7" presentation:style-name="a1138" draw:name="Date Placeholder 2" svg:x="4.24826in" svg:y="0in" svg:width="3.25in" svg:height="0.50174in" presentation:class="date-time" presentation:placeholder="false">
          <draw:text-box>
            <text:p text:style-name="a1137" text:class-names="" text:cond-style-name=""><text:span text:style-name="a1134" text:class-names=""><text:date text:fixed="false" style:data-style-name="a1135"/></text:span><text:span text:style-name="a1136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139" draw:name="Slide Image Placeholder 3">
          <svg:title/>
          <svg:desc/>
        </draw:page-thumbnail>
        <draw:frame draw:id="id19" presentation:style-name="a1155" draw:name="Notes Placeholder 4" svg:x="0.75in" svg:y="4.8125in" svg:width="6in" svg:height="3.9375in" presentation:class="notes" presentation:placeholder="false">
          <draw:text-box>
            <text:p text:style-name="a1141" text:class-names="" text:cond-style-name=""><text:span text:style-name="a1140" text:class-names="">Click to edit Master text styles</text:span></text:p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Second level</text:span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p text:style-name="a1146" text:class-names="" text:cond-style-name=""><text:span text:style-name="a11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list text:style-name="a1150">
                          <text:list-item>
                            <text:p text:style-name="a1149" text:class-names="" text:cond-style-name=""><text:span text:style-name="a11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list text:style-name="a1154">
                      <text:list-item>
                        <text:list text:style-name="a1154">
                          <text:list-item>
                            <text:list text:style-name="a1154">
                              <text:list-item>
                                <text:p text:style-name="a1153" text:class-names="" text:cond-style-name=""><text:span text:style-name="a1151" text:class-names="">Fifth level</text:span><text:span text:style-name="a11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58" draw:name="Footer Placeholder 5" svg:x="0in" svg:y="9.49826in" svg:width="3.25in" svg:height="0.50174in" presentation:class="foot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21" presentation:style-name="a1162" draw:name="Slide Number Placeholder 6" svg:x="4.24826in" svg:y="9.49826in" svg:width="3.25in" svg:height="0.50174in" presentation:class="page-number" presentation:placeholder="false">
          <draw:text-box>
  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164">
      <draw:g draw:name="Group 6" draw:id="id272">
        <svg:title/>
        <svg:desc/>
        <draw:connector draw:type="line" svg:x1="10.24826in" svg:y1="0in" svg:x2="11.5816in" svg:y2="7.5in" draw:id="id278" draw:layer="Master1-bg" draw:style-name="a1198" draw:name="Straight Connector 7">
          <svg:title/>
          <svg:desc/>
        </draw:connector>
        <draw:connector draw:type="line" svg:x1="13.32986in" svg:y1="4.02604in" svg:x2="8.12037in" svg:y2="7.5in" draw:id="id279" draw:layer="Master1-bg" draw:style-name="a1199" draw:name="Straight Connector 8">
          <svg:title/>
          <svg:desc/>
        </draw:connector>
        <draw:custom-shape svg:x="10.04098in" svg:y="-0.00926in" svg:width="3.28888in" svg:height="7.50926in" draw:id="id280" draw:layer="Master1-bg" draw:style-name="a120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81" draw:layer="Master1-bg" draw:style-name="a120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82" draw:layer="Master1-bg" draw:style-name="a1202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3" draw:layer="Master1-bg" draw:style-name="a120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4" draw:layer="Master1-bg" draw:style-name="a120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85" draw:layer="Master1-bg" draw:style-name="a120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6" draw:layer="Master1-bg" draw:style-name="a120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7" draw:layer="Master1-bg" draw:style-name="a1207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73" presentation:style-name="a1168" draw:name="Vertical Title 1" svg:x="8.71355in" svg:y="0.66667in" svg:width="1.42688in" svg:height="5.74306in" presentation:class="title" presentation:placeholder="false">
        <draw:text-box>
          <text:p text:style-name="a1167" text:class-names="" text:cond-style-name=""><text:span text:style-name="a1165" text:class-names="">Click to edit Master title style</text:span><text:span text:style-name="a1166" text:class-names=""/></text:p>
        </draw:text-box>
        <svg:title/>
        <svg:desc/>
      </draw:frame>
      <draw:frame draw:id="id274" presentation:style-name="a1185" draw:name="Vertical Text Placeholder 2" svg:x="0.74074in" svg:y="0.66667in" svg:width="7.72107in" svg:height="5.74306in" presentation:class="outline" presentation:placeholder="false">
        <draw:text-box>
          <text:list text:style-name="a1171">
            <text:list-item>
              <text:p text:style-name="a1170" text:class-names="" text:cond-style-name=""><text:span text:style-name="a1169" text:class-names="">Click to edit Master text styles</text:span></text:p>
            </text:list-item>
          </text:list>
          <text:list text:style-name="a1174">
            <text:list-item>
              <text:list text:style-name="a1174">
                <text:list-item>
                  <text:p text:style-name="a1173" text:class-names="" text:cond-style-name=""><text:span text:style-name="a1172" text:class-names="">Second level</text:span></text:p>
                </text:list-item>
              </text:list>
            </text:list-item>
          </text:list>
          <text:list text:style-name="a1177">
            <text:list-item>
              <text:list text:style-name="a1177">
                <text:list-item>
                  <text:list text:style-name="a1177">
                    <text:list-item>
                      <text:p text:style-name="a1176" text:class-names="" text:cond-style-name=""><text:span text:style-name="a1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0">
            <text:list-item>
              <text:list text:style-name="a1180">
                <text:list-item>
                  <text:list text:style-name="a1180">
                    <text:list-item>
                      <text:list text:style-name="a1180">
                        <text:list-item>
                          <text:p text:style-name="a1179" text:class-names="" text:cond-style-name=""><text:span text:style-name="a1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4">
            <text:list-item>
              <text:list text:style-name="a1184">
                <text:list-item>
                  <text:list text:style-name="a1184">
                    <text:list-item>
                      <text:list text:style-name="a1184">
                        <text:list-item>
                          <text:list text:style-name="a1184">
                            <text:list-item>
                              <text:p text:style-name="a1183" text:class-names="" text:cond-style-name=""><text:span text:style-name="a1181" text:class-names="">Fifth level</text:span><text:span text:style-name="a11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190" draw:name="Date Placeholder 3" svg:x="7.87963in" svg:y="6.60691in" svg:width="0.99731in" svg:height="0.39931in" presentation:class="date-time" presentation:placeholder="false">
        <draw:text-box>
          <text:p text:style-name="a1189" text:class-names="" text:cond-style-name=""><text:span text:style-name="a1186" text:class-names=""><text:date text:fixed="false" style:data-style-name="a1187"/></text:span><text:span text:style-name="a1188" text:class-names=""/></text:p>
        </draw:text-box>
        <svg:title/>
        <svg:desc/>
      </draw:frame>
      <draw:frame draw:id="id276" presentation:style-name="a1193" draw:name="Footer Placeholder 4" svg:x="0.74074in" svg:y="6.60691in" svg:width="6.88715in" svg:height="0.39931in" presentation:class="footer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277" presentation:style-name="a1197" draw:name="Slide Number Placeholder 5" svg:x="9.39486in" svg:y="6.60691in" svg:width="0.74731in" svg:height="0.39931in" presentation:class="page-number" presentation:placeholder="false">
        <draw:text-box>
          <text:p text:style-name="a1196" text:class-names="" text:cond-style-name=""><text:span text:style-name="a1194" text:class-names=""><text:page-number style:num-format="1" text:fixed="false"/></text:span><text:span text:style-name="a1195" text:class-names=""/></text:p>
        </draw:text-box>
        <svg:title/>
        <svg:desc/>
      </draw:frame>
      <presentation:notes style:page-layout-name="pageLayout2" draw:style-name="a1240">
        <draw:frame draw:id="id16" presentation:style-name="a1210" draw:name="Header Placeholder 1" svg:x="0in" svg:y="0in" svg:width="3.25in" svg:height="0.50174in" presentation:class="header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7" presentation:style-name="a1215" draw:name="Date Placeholder 2" svg:x="4.24826in" svg:y="0in" svg:width="3.25in" svg:height="0.50174in" presentation:class="date-time" presentation:placeholder="false">
          <draw:text-box>
            <text:p text:style-name="a1214" text:class-names="" text:cond-style-name=""><text:span text:style-name="a1211" text:class-names=""><text:date text:fixed="false" style:data-style-name="a1212"/></text:span><text:span text:style-name="a1213" text:class-names=""/></text:p>
          </draw:text-box>
          <svg:title/>
          <svg:desc/>
        </draw:frame>
        <draw:page-thumbnail svg:x="0.75in" svg:y="1.25in" svg:width="6in" svg:height="3.375in" presentation:class="page" draw:id="id18" presentation:style-name="a1216" draw:name="Slide Image Placeholder 3">
          <svg:title/>
          <svg:desc/>
        </draw:page-thumbnail>
        <draw:frame draw:id="id19" presentation:style-name="a1232" draw:name="Notes Placeholder 4" svg:x="0.75in" svg:y="4.8125in" svg:width="6in" svg:height="3.9375in" presentation:class="notes" presentation:placeholder="false">
          <draw:text-box>
            <text:p text:style-name="a1218" text:class-names="" text:cond-style-name=""><text:span text:style-name="a1217" text:class-names="">Click to edit Master text styles</text:span></text:p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>Second level</text:span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list text:style-name="a1224">
                      <text:list-item>
                        <text:p text:style-name="a1223" text:class-names="" text:cond-style-name=""><text:span text:style-name="a12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list text:style-name="a1227">
                      <text:list-item>
                        <text:list text:style-name="a1227">
                          <text:list-item>
                            <text:p text:style-name="a1226" text:class-names="" text:cond-style-name=""><text:span text:style-name="a12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list text:style-name="a1231">
                          <text:list-item>
                            <text:list text:style-name="a1231">
                              <text:list-item>
                                <text:p text:style-name="a1230" text:class-names="" text:cond-style-name=""><text:span text:style-name="a1228" text:class-names="">Fifth level</text:span><text:span text:style-name="a12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35" draw:name="Footer Placeholder 5" svg:x="0in" svg:y="9.49826in" svg:width="3.25in" svg:height="0.50174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21" presentation:style-name="a1239" draw:name="Slide Number Placeholder 6" svg:x="4.24826in" svg:y="9.49826in" svg:width="3.25in" svg:height="0.50174in" presentation:class="page-number" presentation:placeholder="false">
          <draw:text-box>
            <text:p text:style-name="a1238" text:class-names="" text:cond-style-name=""><text:span text:style-name="a1236" text:class-names=""><text:page-number style:num-format="1" text:fixed="false"/></text:span><text:span text:style-name="a123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Buhle Nzimande</meta:initial-creator>
    <dc:creator>Buhle Nzimande</dc:creator>
    <meta:creation-date>2025-04-14T11:59:57Z</meta:creation-date>
    <dc:date>2025-04-14T13:34:04Z</dc:date>
    <meta:template xlink:href="Facet" xlink:type="simple"/>
    <meta:editing-cycles>3</meta:editing-cycles>
    <meta:editing-duration>PT5647S</meta:editing-duration>
    <meta:document-statistic meta:paragraph-count="23" meta:word-count="237"/>
  </office:meta>
</office:document-meta>
</file>